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700000011BF37AAB1762A5B6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1.98mm" fo:margin-left="-1.32mm" table:align="left" style:writing-mode="lr-tb"/>
    </style:style>
    <style:style style:name="Table1.A" style:family="table-column">
      <style:table-column-properties style:column-width="42.77mm"/>
    </style:style>
    <style:style style:name="Table1.B" style:family="table-column">
      <style:table-column-properties style:column-width="46.02mm"/>
    </style:style>
    <style:style style:name="Table1.C" style:family="table-column">
      <style:table-column-properties style:column-width="31.33mm"/>
    </style:style>
    <style:style style:name="Table1.D" style:family="table-column">
      <style:table-column-properties style:column-width="41.86mm"/>
    </style:style>
    <style:style style:name="Table1.1" style:family="table-row">
      <style:table-row-properties style:min-row-height="8.75mm" fo:keep-together="auto"/>
    </style:style>
    <style:style style:name="Table1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2" style:family="table-row">
      <style:table-row-properties style:min-row-height="8.73mm" fo:keep-together="always"/>
    </style:style>
    <style:style style:name="Table1.4" style:family="table-row">
      <style:table-row-properties style:min-row-height="3.18mm" fo:keep-together="always"/>
    </style:style>
    <style:style style:name="Table1.9" style:family="table-row">
      <style:table-row-properties style:min-row-height="3.18mm" fo:keep-together="auto"/>
    </style:style>
    <style:style style:name="Table2" style:family="table">
      <style:table-properties style:width="161.98mm" fo:margin-left="-1.32mm" table:align="left" style:writing-mode="lr-tb"/>
    </style:style>
    <style:style style:name="Table2.A" style:family="table-column">
      <style:table-column-properties style:column-width="42.79mm"/>
    </style:style>
    <style:style style:name="Table2.B" style:family="table-column">
      <style:table-column-properties style:column-width="44.91mm"/>
    </style:style>
    <style:style style:name="Table2.C" style:family="table-column">
      <style:table-column-properties style:column-width="31.56mm"/>
    </style:style>
    <style:style style:name="Table2.D" style:family="table-column">
      <style:table-column-properties style:column-width="42.72mm"/>
    </style:style>
    <style:style style:name="Table2.1" style:family="table-row">
      <style:table-row-properties style:min-row-height="3.18mm" fo:keep-together="auto"/>
    </style:style>
    <style:style style:name="Table2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2.3" style:family="table-row">
      <style:table-row-properties style:min-row-height="5.89mm" fo:keep-together="auto"/>
    </style:style>
    <style:style style:name="Table2.5" style:family="table-row">
      <style:table-row-properties style:min-row-height="5.91mm" fo:keep-together="always"/>
    </style:style>
    <style:style style:name="Table3" style:family="table">
      <style:table-properties style:width="162.67mm" fo:margin-left="-1.99mm" table:align="left" style:writing-mode="lr-tb"/>
    </style:style>
    <style:style style:name="Table3.A" style:family="table-column">
      <style:table-column-properties style:column-width="40.62mm"/>
    </style:style>
    <style:style style:name="Table3.D" style:family="table-column">
      <style:table-column-properties style:column-width="40.8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3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3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2.1mm" fo:margin-left="-1.99mm" table:align="left" style:writing-mode="lr-tb"/>
    </style:style>
    <style:style style:name="Table4.A" style:family="table-column">
      <style:table-column-properties style:column-width="27.25mm"/>
    </style:style>
    <style:style style:name="Table4.B" style:family="table-column">
      <style:table-column-properties style:column-width="134.85mm"/>
    </style:style>
    <style:style style:name="Table4.1" style:family="table-row">
      <style:table-row-properties style:min-row-height="4mm"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2" style:family="table-row">
      <style:table-row-properties style:min-row-height="6.54mm" fo:keep-together="auto"/>
    </style:style>
    <style:style style:name="Table5" style:family="table">
      <style:table-properties style:width="162.67mm" fo:margin-left="-1.99mm" table:align="left" style:writing-mode="lr-tb"/>
    </style:style>
    <style:style style:name="Table5.A" style:family="table-column">
      <style:table-column-properties style:column-width="46.92mm"/>
    </style:style>
    <style:style style:name="Table5.B" style:family="table-column">
      <style:table-column-properties style:column-width="55mm"/>
    </style:style>
    <style:style style:name="Table5.C" style:family="table-column">
      <style:table-column-properties style:column-width="60.75m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5.A4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2.67mm" fo:margin-left="-1.99mm" table:align="left" style:writing-mode="lr-tb"/>
    </style:style>
    <style:style style:name="Table6.A" style:family="table-column">
      <style:table-column-properties style:column-width="81.24mm"/>
    </style:style>
    <style:style style:name="Table6.B" style:family="table-column">
      <style:table-column-properties style:column-width="81.42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9.63mm" fo:margin-left="-1.98mm" table:align="left" style:writing-mode="lr-tb"/>
    </style:style>
    <style:style style:name="Table7.A" style:family="table-column">
      <style:table-column-properties style:column-width="44.36mm"/>
    </style:style>
    <style:style style:name="Table7.B" style:family="table-column">
      <style:table-column-properties style:column-width="57.5mm"/>
    </style:style>
    <style:style style:name="Table7.C" style:family="table-column">
      <style:table-column-properties style:column-width="57.77mm"/>
    </style:style>
    <style:style style:name="Table7.1" style:family="table-row">
      <style:table-row-properties style:min-row-height="6mm" fo:keep-together="auto"/>
    </style:style>
    <style:style style:name="Table7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="0.26mm" fo:border="0.75pt solid #000000" style:writing-mode="lr-tb"/>
    </style:style>
    <style:style style:name="Table7.2" style:family="table-row">
      <style:table-row-properties style:min-row-height="4.37mm" fo:keep-together="auto"/>
    </style:style>
    <style:style style:name="Table7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8" style:family="table">
      <style:table-properties style:width="159.63mm" fo:margin-left="-1.98mm" table:align="left" style:writing-mode="lr-tb"/>
    </style:style>
    <style:style style:name="Table8.A" style:family="table-column">
      <style:table-column-properties style:column-width="44.36mm"/>
    </style:style>
    <style:style style:name="Table8.B" style:family="table-column">
      <style:table-column-properties style:column-width="57.5mm"/>
    </style:style>
    <style:style style:name="Table8.C" style:family="table-column">
      <style:table-column-properties style:column-width="57.77mm"/>
    </style:style>
    <style:style style:name="Table8.1" style:family="table-row">
      <style:table-row-properties style:min-row-height="6mm" fo:keep-together="auto"/>
    </style:style>
    <style:style style:name="Table8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="0.26mm" fo:border="0.75pt solid #000000" style:writing-mode="lr-tb"/>
    </style:style>
    <style:style style:name="Table8.2" style:family="table-row">
      <style:table-row-properties style:min-row-height="4.37mm" fo:keep-together="auto"/>
    </style:style>
    <style:style style:name="Table8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9" style:family="table">
      <style:table-properties style:width="162.7mm" table:align="left" style:writing-mode="lr-tb"/>
    </style:style>
    <style:style style:name="Table9.A" style:family="table-column">
      <style:table-column-properties style:column-width="122.52mm"/>
    </style:style>
    <style:style style:name="Table9.B" style:family="table-column">
      <style:table-column-properties style:column-width="40.18m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9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9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82.7mm" fo:margin-left="-2.59mm" table:align="left" style:writing-mode="lr-tb"/>
    </style:style>
    <style:style style:name="Table10.A" style:family="table-column">
      <style:table-column-properties style:column-width="91.26mm"/>
    </style:style>
    <style:style style:name="Table10.B" style:family="table-column">
      <style:table-column-properties style:column-width="91.44mm"/>
    </style:style>
    <style:style style:name="Table10.1" style:family="table-row">
      <style:table-row-properties style:min-row-height="8.85mm" fo:keep-together="auto"/>
    </style:style>
    <style:style style:name="Table10.A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0.2" style:family="table-row">
      <style:table-row-properties style:min-row-height="7.74mm" fo:keep-together="auto"/>
    </style:style>
    <style:style style:name="Table10.3" style:family="table-row">
      <style:table-row-properties style:min-row-height="11.22mm" fo:keep-together="auto"/>
    </style:style>
    <style:style style:name="Table10.4" style:family="table-row">
      <style:table-row-properties style:min-row-height="8.27mm" fo:keep-together="auto"/>
    </style:style>
    <style:style style:name="Table10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1" style:family="table">
      <style:table-properties style:width="163.34mm" fo:margin-left="-1.32mm" table:align="left" style:writing-mode="lr-tb"/>
    </style:style>
    <style:style style:name="Table11.A" style:family="table-column">
      <style:table-column-properties style:column-width="81mm"/>
    </style:style>
    <style:style style:name="Table11.B" style:family="table-column">
      <style:table-column-properties style:column-width="34.63mm"/>
    </style:style>
    <style:style style:name="Table11.C" style:family="table-column">
      <style:table-column-properties style:column-width="47.71m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2" style:family="table">
      <style:table-properties style:width="159.63mm" fo:margin-left="-1.98mm" table:align="left" style:writing-mode="lr-tb"/>
    </style:style>
    <style:style style:name="Table12.A" style:family="table-column">
      <style:table-column-properties style:column-width="44.36mm"/>
    </style:style>
    <style:style style:name="Table12.B" style:family="table-column">
      <style:table-column-properties style:column-width="57.5mm"/>
    </style:style>
    <style:style style:name="Table12.C" style:family="table-column">
      <style:table-column-properties style:column-width="57.77mm"/>
    </style:style>
    <style:style style:name="Table12.1" style:family="table-row">
      <style:table-row-properties style:min-row-height="6mm" fo:keep-together="auto"/>
    </style:style>
    <style:style style:name="Table12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2.B1" style:family="table-cell">
      <style:table-cell-properties style:vertical-align="top" fo:padding="0.26mm" fo:border="0.75pt solid #000000" style:writing-mode="lr-tb"/>
    </style:style>
    <style:style style:name="Table12.2" style:family="table-row">
      <style:table-row-properties style:min-row-height="4.37mm" fo:keep-together="auto"/>
    </style:style>
    <style:style style:name="Table12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3" style:family="table">
      <style:table-properties style:width="159.63mm" fo:margin-left="-1.98mm" table:align="left" style:writing-mode="lr-tb"/>
    </style:style>
    <style:style style:name="Table13.A" style:family="table-column">
      <style:table-column-properties style:column-width="44.36mm"/>
    </style:style>
    <style:style style:name="Table13.B" style:family="table-column">
      <style:table-column-properties style:column-width="57.5mm"/>
    </style:style>
    <style:style style:name="Table13.C" style:family="table-column">
      <style:table-column-properties style:column-width="57.77mm"/>
    </style:style>
    <style:style style:name="Table13.1" style:family="table-row">
      <style:table-row-properties style:min-row-height="6mm" fo:keep-together="auto"/>
    </style:style>
    <style:style style:name="Table13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3.B1" style:family="table-cell">
      <style:table-cell-properties style:vertical-align="top" fo:padding="0.26mm" fo:border="0.75pt solid #000000" style:writing-mode="lr-tb"/>
    </style:style>
    <style:style style:name="Table13.2" style:family="table-row">
      <style:table-row-properties style:min-row-height="4.37mm" fo:keep-together="auto"/>
    </style:style>
    <style:style style:name="Table13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4" style:family="table">
      <style:table-properties style:width="159.63mm" fo:margin-left="-1.98mm" table:align="left" style:writing-mode="lr-tb"/>
    </style:style>
    <style:style style:name="Table14.A" style:family="table-column">
      <style:table-column-properties style:column-width="44.36mm"/>
    </style:style>
    <style:style style:name="Table14.B" style:family="table-column">
      <style:table-column-properties style:column-width="57.5mm"/>
    </style:style>
    <style:style style:name="Table14.C" style:family="table-column">
      <style:table-column-properties style:column-width="57.77mm"/>
    </style:style>
    <style:style style:name="Table14.1" style:family="table-row">
      <style:table-row-properties style:min-row-height="6mm" fo:keep-together="auto"/>
    </style:style>
    <style:style style:name="Table14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4.B1" style:family="table-cell">
      <style:table-cell-properties style:vertical-align="top" fo:padding="0.26mm" fo:border="0.75pt solid #000000" style:writing-mode="lr-tb"/>
    </style:style>
    <style:style style:name="Table14.2" style:family="table-row">
      <style:table-row-properties style:min-row-height="4.37mm" fo:keep-together="auto"/>
    </style:style>
    <style:style style:name="Table14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5" style:family="table">
      <style:table-properties style:width="159.63mm" fo:margin-left="-1.98mm" table:align="left" style:writing-mode="lr-tb"/>
    </style:style>
    <style:style style:name="Table15.A" style:family="table-column">
      <style:table-column-properties style:column-width="44.36mm"/>
    </style:style>
    <style:style style:name="Table15.B" style:family="table-column">
      <style:table-column-properties style:column-width="57.5mm"/>
    </style:style>
    <style:style style:name="Table15.C" style:family="table-column">
      <style:table-column-properties style:column-width="57.77mm"/>
    </style:style>
    <style:style style:name="Table15.1" style:family="table-row">
      <style:table-row-properties style:min-row-height="6mm" fo:keep-together="auto"/>
    </style:style>
    <style:style style:name="Table15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5.B1" style:family="table-cell">
      <style:table-cell-properties style:vertical-align="top" fo:padding="0.26mm" fo:border="0.75pt solid #000000" style:writing-mode="lr-tb"/>
    </style:style>
    <style:style style:name="Table15.2" style:family="table-row">
      <style:table-row-properties style:min-row-height="4.37mm" fo:keep-together="auto"/>
    </style:style>
    <style:style style:name="Table15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6" style:family="table">
      <style:table-properties style:width="159.63mm" fo:margin-left="-1.98mm" table:align="left" style:writing-mode="lr-tb"/>
    </style:style>
    <style:style style:name="Table16.A" style:family="table-column">
      <style:table-column-properties style:column-width="44.36mm"/>
    </style:style>
    <style:style style:name="Table16.B" style:family="table-column">
      <style:table-column-properties style:column-width="57.5mm"/>
    </style:style>
    <style:style style:name="Table16.C" style:family="table-column">
      <style:table-column-properties style:column-width="57.77mm"/>
    </style:style>
    <style:style style:name="Table16.1" style:family="table-row">
      <style:table-row-properties style:min-row-height="6mm" fo:keep-together="auto"/>
    </style:style>
    <style:style style:name="Table16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6.B1" style:family="table-cell">
      <style:table-cell-properties style:vertical-align="top" fo:padding="0.26mm" fo:border="0.75pt solid #000000" style:writing-mode="lr-tb"/>
    </style:style>
    <style:style style:name="Table16.2" style:family="table-row">
      <style:table-row-properties style:min-row-height="4.37mm" fo:keep-together="auto"/>
    </style:style>
    <style:style style:name="Table16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P7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259df9" style:font-size-asian="11pt" style:font-name-complex="Calibri" style:font-size-complex="11pt"/>
    </style:style>
    <style:style style:name="P9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3f8711" style:font-size-asian="11pt" style:font-name-complex="Calibri" style:font-size-complex="11pt"/>
    </style:style>
    <style:style style:name="P10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40213" officeooo:paragraph-rsid="003f8711" style:font-size-asian="11pt" style:font-name-complex="Calibri" style:font-size-complex="11pt"/>
    </style:style>
    <style:style style:name="P11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style:font-size-asian="11pt" style:font-name-complex="Calibri" style:font-size-complex="11pt"/>
    </style:style>
    <style:style style:name="P12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fo:background-color="#ffff00" style:font-size-asian="11pt" style:font-name-complex="Calibri" style:font-size-complex="11pt"/>
    </style:style>
    <style:style style:name="P13" style:family="paragraph" style:parent-style-name="Text_20_body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alibri" fo:font-size="11pt" fo:font-weight="normal" officeooo:paragraph-rsid="0017444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officeooo:paragraph-rsid="002da38e"/>
    </style:style>
    <style:style style:name="P16" style:family="paragraph" style:parent-style-name="Footer">
      <style:paragraph-properties fo:line-height="115%">
        <style:tab-stops/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19" style:family="paragraph" style:parent-style-name="Standard">
      <style:paragraph-properties fo:line-height="115%" style:snap-to-layout-grid="false"/>
      <style:text-properties style:font-name="Calibri" fo:font-size="11pt" fo:language="cs" fo:country="CZ" officeooo:paragraph-rsid="0032881d" style:font-size-asian="11pt" style:font-name-complex="Calibri" style:font-size-complex="11pt"/>
    </style:style>
    <style:style style:name="P20" style:family="paragraph" style:parent-style-name="Standard">
      <style:paragraph-properties fo:line-height="115%" style:text-autospace="none"/>
      <style:text-properties style:font-name="Calibri" fo:font-size="11pt" fo:language="cs" fo:country="CZ" style:font-size-asian="11pt" style:font-name-complex="Calibri" style:font-size-complex="11pt"/>
    </style:style>
    <style:style style:name="P21" style:family="paragraph" style:parent-style-name="Standard">
      <style:paragraph-properties fo:line-height="115%" style:text-autospace="none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22" style:family="paragraph" style:parent-style-name="Standard">
      <style:paragraph-properties fo:line-height="115%">
        <style:tab-stops>
          <style:tab-stop style:position="97.9mm"/>
        </style:tab-stops>
      </style:paragraph-properties>
      <style:text-properties style:font-name="Calibri" fo:font-size="11pt" fo:language="cs" fo:country="CZ" style:font-size-asian="11pt" style:font-name-complex="Calibri" style:font-size-complex="11pt"/>
    </style:style>
    <style:style style:name="P2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font-name-complex="Calibri" style:font-size-complex="11pt"/>
    </style:style>
    <style:style style:name="P2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53e35" officeooo:paragraph-rsid="00253e35" style:font-size-asian="11pt" style:font-name-complex="Calibri" style:font-size-complex="11pt"/>
    </style:style>
    <style:style style:name="P25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style:font-size-asian="11pt" style:font-name-complex="Calibri" style:font-size-complex="11pt"/>
    </style:style>
    <style:style style:name="P26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ad2bc" style:font-size-asian="11pt" style:font-name-complex="Calibri" style:font-size-complex="11pt"/>
    </style:style>
    <style:style style:name="P2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2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adb74" officeooo:paragraph-rsid="003adb74" style:font-size-asian="11pt" style:font-name-complex="Calibri" style:font-size-complex="11pt"/>
    </style:style>
    <style:style style:name="P2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3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d5ec4" officeooo:paragraph-rsid="003d5ec4" style:font-size-asian="11pt" style:font-name-complex="Calibri" style:font-size-complex="11pt"/>
    </style:style>
    <style:style style:name="P3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f20b7" officeooo:paragraph-rsid="003f20b7" style:font-size-asian="11pt" style:font-name-complex="Calibri" style:font-size-complex="11pt"/>
    </style:style>
    <style:style style:name="P32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3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 style:font-weight-complex="bold"/>
    </style:style>
    <style:style style:name="P3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35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36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Arial" style:font-size-complex="11pt"/>
    </style:style>
    <style:style style:name="P37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38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language-asian="cs" style:country-asian="CZ" style:font-weight-asian="bold" style:font-name-complex="Calibri" style:font-size-complex="11pt" style:font-weight-complex="bold"/>
    </style:style>
    <style:style style:name="P39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40" style:family="paragraph" style:parent-style-name="Standard">
      <style:paragraph-properties fo:line-height="115%"/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P41" style:family="paragraph" style:parent-style-name="Standard">
      <style:paragraph-properties fo:line-height="115%"/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P4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ad2bc" officeooo:paragraph-rsid="002ad2bc" fo:background-color="#ffff00" style:font-size-asian="11pt" style:font-name-complex="Calibri" style:font-size-complex="11pt"/>
    </style:style>
    <style:style style:name="P43" style:family="paragraph" style:parent-style-name="Standard">
      <style:paragraph-properties fo:line-height="115%"/>
      <style:text-properties style:font-name="Calibri" fo:font-size="10pt" fo:language="cs" fo:country="CZ" officeooo:paragraph-rsid="00162cf1" style:font-size-asian="10pt" style:language-asian="cs" style:country-asian="CZ" style:font-name-complex="Calibri" style:font-size-complex="10pt" style:font-weight-complex="bold"/>
    </style:style>
    <style:style style:name="P44" style:family="paragraph" style:parent-style-name="Standard">
      <style:paragraph-properties fo:line-height="115%"/>
      <style:text-properties style:font-name="Calibri" fo:language="cs" fo:country="CZ" fo:font-style="italic" style:font-style-asian="italic" style:font-name-complex="Calibri" style:font-size-complex="12pt"/>
    </style:style>
    <style:style style:name="P45" style:family="paragraph" style:parent-style-name="Standard">
      <style:paragraph-properties fo:line-height="115%" style:snap-to-layout-grid="false"/>
      <style:text-properties fo:font-variant="normal" fo:text-transform="none" fo:color="#2e3436" style:font-name="Sans" fo:font-size="14pt" fo:letter-spacing="normal" fo:language="cs" fo:country="CZ" fo:font-style="normal" fo:font-weight="normal" style:font-size-asian="11pt" style:language-asian="cs" style:country-asian="CZ" style:font-name-complex="Calibri" style:font-size-complex="11pt"/>
    </style:style>
    <style:style style:name="P46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47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officeooo:paragraph-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48" style:family="paragraph" style:parent-style-name="Standard">
      <style:text-properties officeooo:rsid="0023e92c" officeooo:paragraph-rsid="0023e92c"/>
    </style:style>
    <style:style style:name="P49" style:family="paragraph" style:parent-style-name="Standard">
      <style:text-properties officeooo:rsid="0022433e" officeooo:paragraph-rsid="0022433e"/>
    </style:style>
    <style:style style:name="P50" style:family="paragraph" style:parent-style-name="Standard">
      <style:text-properties officeooo:rsid="002f6b38" officeooo:paragraph-rsid="002f6b38"/>
    </style:style>
    <style:style style:name="P51" style:family="paragraph" style:parent-style-name="Standard">
      <style:text-properties officeooo:paragraph-rsid="002f6b38"/>
    </style:style>
    <style:style style:name="P52" style:family="paragraph" style:parent-style-name="Standard">
      <style:text-properties officeooo:rsid="00309172" officeooo:paragraph-rsid="00309172"/>
    </style:style>
    <style:style style:name="P53" style:family="paragraph" style:parent-style-name="Standard">
      <style:text-properties officeooo:paragraph-rsid="00309172"/>
    </style:style>
    <style:style style:name="P54" style:family="paragraph" style:parent-style-name="Standard">
      <style:text-properties officeooo:rsid="001b291e" officeooo:paragraph-rsid="00310ea1"/>
    </style:style>
    <style:style style:name="P55" style:family="paragraph" style:parent-style-name="Standard">
      <style:text-properties officeooo:paragraph-rsid="00310ea1"/>
    </style:style>
    <style:style style:name="P56" style:family="paragraph" style:parent-style-name="Standard">
      <style:text-properties officeooo:rsid="0033e90d" officeooo:paragraph-rsid="0033e90d"/>
    </style:style>
    <style:style style:name="P57" style:family="paragraph" style:parent-style-name="Standard">
      <style:text-properties officeooo:rsid="00355a31" officeooo:paragraph-rsid="00355a31"/>
    </style:style>
    <style:style style:name="P58" style:family="paragraph" style:parent-style-name="Standard">
      <style:text-properties officeooo:rsid="00363909" officeooo:paragraph-rsid="00363909"/>
    </style:style>
    <style:style style:name="P59" style:family="paragraph" style:parent-style-name="Standard">
      <style:text-properties officeooo:rsid="00363909" officeooo:paragraph-rsid="003790c3"/>
    </style:style>
    <style:style style:name="P60" style:family="paragraph" style:parent-style-name="Standard">
      <style:text-properties officeooo:rsid="0011b009" officeooo:paragraph-rsid="003922d8"/>
    </style:style>
    <style:style style:name="P61" style:family="paragraph" style:parent-style-name="Standard">
      <style:text-properties officeooo:rsid="00333c96" officeooo:paragraph-rsid="003922d8"/>
    </style:style>
    <style:style style:name="P62" style:family="paragraph" style:parent-style-name="Standard">
      <style:text-properties officeooo:rsid="0033e90d" officeooo:paragraph-rsid="0033e90d" fo:background-color="#ffff00"/>
    </style:style>
    <style:style style:name="P63" style:family="paragraph" style:parent-style-name="Standard">
      <style:text-properties officeooo:rsid="003c1069" officeooo:paragraph-rsid="003c1069"/>
    </style:style>
    <style:style style:name="P64" style:family="paragraph" style:parent-style-name="Body_20_Text_20_Indent_20_3">
      <style:paragraph-properties fo:margin-left="0mm" fo:margin-right="0mm" fo:line-height="115%" fo:text-indent="0mm" style:auto-text-indent="false"/>
      <style:text-properties style:font-name="Calibri" fo:font-size="11pt" fo:language="cs" fo:country="CZ" style:font-size-asian="11pt" style:font-name-complex="Arial" style:font-size-complex="11pt"/>
    </style:style>
    <style:style style:name="P65" style:family="paragraph" style:parent-style-name="No_20_Spacing">
      <style:paragraph-properties fo:line-height="115%"/>
      <style:text-properties style:font-name="Calibri" style:font-name-complex="Calibri"/>
    </style:style>
    <style:style style:name="P66" style:family="paragraph" style:parent-style-name="No_20_Spacing">
      <style:paragraph-properties fo:line-height="115%" style:snap-to-layout-grid="false"/>
      <style:text-properties style:font-name="Calibri" style:font-name-complex="Calibri"/>
    </style:style>
    <style:style style:name="P67" style:family="paragraph" style:parent-style-name="Standard">
      <style:paragraph-properties fo:margin-top="3.53mm" fo:margin-bottom="0mm" loext:contextual-spacing="false" fo:line-height="115%" fo:keep-together="always" fo:keep-with-next="always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6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86506" officeooo:paragraph-rsid="00486506" style:font-size-asian="11pt" style:font-name-complex="Calibri" style:font-size-complex="11pt"/>
    </style:style>
    <style:style style:name="P69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8c8fb" officeooo:paragraph-rsid="0048c8fb" fo:background-color="transparent" style:font-size-asian="11pt" style:font-name-complex="Calibri" style:font-size-complex="11pt"/>
    </style:style>
    <style:style style:name="P70" style:family="paragraph" style:parent-style-name="Text_20_body">
      <style:text-properties fo:background-color="#ffff00"/>
    </style:style>
    <style:style style:name="P71" style:family="paragraph" style:parent-style-name="Text_20_body">
      <style:paragraph-properties fo:line-height="115%" style:snap-to-layout-grid="false"/>
      <style:text-properties officeooo:rsid="00486506" officeooo:paragraph-rsid="00486506"/>
    </style:style>
    <style:style style:name="P72" style:family="paragraph" style:parent-style-name="Heading_20_3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73" style:family="paragraph" style:parent-style-name="Heading_20_3">
      <style:paragraph-properties fo:line-height="115%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74" style:family="paragraph" style:parent-style-name="Heading_20_3">
      <style:paragraph-properties fo:line-height="115%"/>
      <style:text-properties style:font-name="Calibri" fo:font-size="12pt" fo:language="cs" fo:country="CZ" style:font-size-asian="12pt" style:font-name-complex="Calibri" style:font-size-complex="12pt"/>
    </style:style>
    <style:style style:name="P75" style:family="paragraph" style:parent-style-name="Heading_20_2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76" style:family="paragraph" style:parent-style-name="Heading_20_2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77" style:family="paragraph" style:parent-style-name="Heading_20_2">
      <style:paragraph-properties fo:line-height="115%"/>
      <style:text-properties style:font-name="Calibri" fo:font-size="11pt" fo:language="cs" fo:country="CZ" fo:font-style="normal" fo:font-weight="bold" style:font-size-asian="11pt" style:font-style-asian="normal" style:font-weight-asian="bold" style:font-name-complex="Calibri" style:font-size-complex="11pt"/>
    </style:style>
    <style:style style:name="P78" style:family="paragraph" style:parent-style-name="Heading_20_2">
      <style:paragraph-properties fo:line-height="115%" fo:break-before="page"/>
      <style:text-properties style:font-name="Calibri" fo:font-size="11pt" fo:language="cs" fo:country="CZ" style:font-size-asian="11pt" style:font-name-complex="Calibri" style:font-size-complex="11pt"/>
    </style:style>
    <style:style style:name="P79" style:family="paragraph" style:parent-style-name="Heading_20_4">
      <style:paragraph-properties fo:line-height="115%"/>
      <style:text-properties fo:font-size="11pt" fo:language="cs" fo:country="CZ" style:font-size-asian="11pt" style:font-size-complex="11pt"/>
    </style:style>
    <style:style style:name="P80" style:family="paragraph" style:parent-style-name="Heading_20_4">
      <style:paragraph-properties fo:margin-top="0mm" fo:margin-bottom="1.06mm" loext:contextual-spacing="false" fo:line-height="115%"/>
      <style:text-properties fo:font-size="11pt" fo:language="cs" fo:country="CZ" fo:font-style="italic" fo:font-weight="normal" fo:background-color="#ffff00" style:font-size-asian="11pt" style:font-style-asian="italic" style:font-weight-asian="normal" style:font-size-complex="11pt"/>
    </style:style>
    <style:style style:name="P81" style:family="paragraph" style:parent-style-name="Heading_20_4">
      <style:paragraph-properties fo:margin-top="0mm" fo:margin-bottom="1.06mm" loext:contextual-spacing="false" fo:line-height="115%"/>
    </style:style>
    <style:style style:name="P82" style:family="paragraph" style:parent-style-name="No_20_Spacing">
      <style:paragraph-properties fo:line-height="115%" style:snap-to-layout-grid="false"/>
      <style:text-properties style:font-name="Calibri" officeooo:paragraph-rsid="00486506" style:font-name-complex="Calibri"/>
    </style:style>
    <style:style style:name="P83" style:family="paragraph" style:parent-style-name="No_20_Spacing">
      <style:paragraph-properties fo:line-height="115%" style:snap-to-layout-grid="false"/>
      <style:text-properties style:font-name="Calibri" officeooo:paragraph-rsid="0048c8fb" style:font-name-complex="Calibri"/>
    </style:style>
    <style:style style:name="P84" style:family="paragraph" style:parent-style-name="No_20_Spacing">
      <style:paragraph-properties fo:line-height="115%" style:snap-to-layout-grid="false"/>
      <style:text-properties style:font-name="Calibri" officeooo:paragraph-rsid="004a3faf" style:font-name-complex="Calibri"/>
    </style:style>
    <style:style style:name="P85" style:family="paragraph" style:parent-style-name="No_20_Spacing">
      <style:paragraph-properties fo:line-height="115%"/>
      <style:text-properties style:font-name="Calibri" officeooo:paragraph-rsid="00486506" style:font-name-complex="Calibri"/>
    </style:style>
    <style:style style:name="P86" style:family="paragraph" style:parent-style-name="No_20_Spacing">
      <style:paragraph-properties fo:line-height="115%"/>
      <style:text-properties style:font-name="Calibri" officeooo:paragraph-rsid="0048c8fb" style:font-name-complex="Calibri"/>
    </style:style>
    <style:style style:name="P87" style:family="paragraph" style:parent-style-name="No_20_Spacing">
      <style:paragraph-properties fo:line-height="115%"/>
      <style:text-properties style:font-name="Calibri" officeooo:paragraph-rsid="004a3faf" style:font-name-complex="Calibri"/>
    </style:style>
    <style:style style:name="P88" style:family="paragraph" style:parent-style-name="No_20_Spacing">
      <style:paragraph-properties fo:line-height="115%" style:snap-to-layout-grid="false"/>
      <style:text-properties style:font-name="Calibri" officeooo:rsid="00486506" officeooo:paragraph-rsid="00486506" style:font-name-complex="Calibri"/>
    </style:style>
    <style:style style:name="P89" style:family="paragraph" style:parent-style-name="No_20_Spacing">
      <style:paragraph-properties fo:line-height="115%" style:snap-to-layout-grid="false"/>
      <style:text-properties style:font-name="Calibri" officeooo:rsid="0048c8fb" officeooo:paragraph-rsid="0048c8fb" style:font-name-complex="Calibri"/>
    </style:style>
    <style:style style:name="P90" style:family="paragraph" style:parent-style-name="No_20_Spacing">
      <style:paragraph-properties fo:line-height="115%" style:snap-to-layout-grid="false"/>
      <style:text-properties style:font-name="Calibri" officeooo:rsid="004a3faf" officeooo:paragraph-rsid="004a3faf" style:font-name-complex="Calibri"/>
    </style:style>
    <style:style style:name="P91" style:family="paragraph" style:parent-style-name="No_20_Spacing">
      <style:paragraph-properties fo:line-height="115%" style:snap-to-layout-grid="false"/>
      <style:text-properties style:font-name="Calibri" officeooo:rsid="004b288c" officeooo:paragraph-rsid="004b288c" style:font-name-complex="Calibri"/>
    </style:style>
    <style:style style:name="P92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86506" officeooo:paragraph-rsid="00486506" style:font-size-asian="11pt" style:font-name-complex="Calibri" style:font-size-complex="11pt"/>
    </style:style>
    <style:style style:name="P93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8c8fb" officeooo:paragraph-rsid="0048c8fb" style:font-size-asian="11pt" style:font-name-complex="Calibri" style:font-size-complex="11pt"/>
    </style:style>
    <style:style style:name="P94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a3faf" officeooo:paragraph-rsid="004a3faf" style:font-size-asian="11pt" style:font-name-complex="Calibri" style:font-size-complex="11pt"/>
    </style:style>
    <style:style style:name="P95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b288c" officeooo:paragraph-rsid="004b288c" style:font-size-asian="11pt" style:font-name-complex="Calibri" style:font-size-complex="11pt"/>
    </style:style>
    <style:style style:name="P96" style:family="paragraph" style:parent-style-name="Standard" style:master-page-name="Standard">
      <style:paragraph-properties fo:margin-top="8.47mm" fo:margin-bottom="0mm" loext:contextual-spacing="false" fo:line-height="115%" fo:keep-together="always" style:page-number="auto" fo:keep-with-next="always"/>
      <style:text-properties fo:color="#ec0600" style:font-name="Cambria" fo:font-size="14pt" fo:language="cs" fo:country="CZ" fo:font-weight="bold" style:font-size-asian="14pt" style:font-weight-asian="bold" style:font-name-complex="Cambria" style:font-size-complex="14pt" style:font-weight-complex="bold"/>
    </style:style>
    <style:style style:name="P97" style:family="paragraph" style:parent-style-name="Standard">
      <style:text-properties officeooo:rsid="003922d8" officeooo:paragraph-rsid="00355a31"/>
    </style:style>
    <style:style style:name="P98" style:family="paragraph" style:parent-style-name="Standard" style:list-style-name="L1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9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100" style:family="paragraph" style:parent-style-name="Standard">
      <style:paragraph-properties fo:line-height="115%"/>
      <style:text-properties style:font-name="Calibri" fo:font-size="11pt" fo:language="cs" fo:country="CZ" officeooo:paragraph-rsid="0048c8fb" style:font-size-asian="11pt" style:font-name-complex="Calibri" style:font-size-complex="11pt"/>
    </style:style>
    <style:style style:name="P10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4b288c" officeooo:paragraph-rsid="004b288c" style:font-size-asian="11pt" style:font-name-complex="Calibri" style:font-size-complex="11pt"/>
    </style:style>
    <style:style style:name="P102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officeooo:paragraph-rsid="004b288c" style:font-size-asian="11pt" style:font-name-complex="Arial" style:font-size-complex="11pt"/>
    </style:style>
    <style:style style:name="P103" style:family="paragraph" style:parent-style-name="Standard">
      <style:paragraph-properties fo:line-height="115%"/>
      <style:text-properties style:font-name="Calibri" fo:font-size="11pt" fo:language="cs" fo:country="CZ" officeooo:paragraph-rsid="004b288c" style:font-size-asian="11pt" style:font-name-complex="Arial" style:font-size-complex="11pt"/>
    </style:style>
    <style:style style:name="P10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ad5be" officeooo:paragraph-rsid="001ad5be" fo:background-color="#ffff00" style:font-size-asian="11pt" style:font-name-complex="Calibri" style:font-size-complex="11pt"/>
    </style:style>
    <style:style style:name="P105" style:family="paragraph" style:parent-style-name="Standard">
      <style:paragraph-properties fo:line-height="115%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106" style:family="paragraph" style:parent-style-name="Standard">
      <style:paragraph-properties fo:line-height="115%"/>
      <style:text-properties style:font-name="Calibri" fo:font-size="11pt" fo:language="cs" fo:country="CZ" officeooo:paragraph-rsid="001d625b" fo:background-color="#ffff00" style:font-size-asian="11pt" style:font-name-complex="Calibri" style:font-size-complex="11pt"/>
    </style:style>
    <style:style style:name="P107" style:family="paragraph" style:parent-style-name="Standard">
      <style:paragraph-properties fo:line-height="115%" style:snap-to-layout-grid="false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10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1c9686" fo:background-color="#ffff00" style:font-size-asian="11pt" style:font-name-complex="Calibri" style:font-size-complex="11pt"/>
    </style:style>
    <style:style style:name="P10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fo:background-color="#ffff00" style:font-size-asian="11pt" style:font-name-complex="Calibri" style:font-size-complex="11pt"/>
    </style:style>
    <style:style style:name="P11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d625b" officeooo:paragraph-rsid="001d625b" fo:background-color="#ffff00" style:font-size-asian="11pt" style:font-name-complex="Calibri" style:font-size-complex="11pt"/>
    </style:style>
    <style:style style:name="P111" style:family="paragraph" style:parent-style-name="Standard">
      <style:paragraph-properties fo:line-height="115%"/>
      <style:text-properties style:font-name="Calibri" fo:font-size="11pt" fo:language="cs" fo:country="CZ" fo:font-weight="bold" fo:background-color="#ffff00" style:font-size-asian="11pt" style:font-weight-asian="bold" style:font-name-complex="Calibri" style:font-size-complex="11pt"/>
    </style:style>
    <style:style style:name="P112" style:family="paragraph" style:parent-style-name="Standard" style:list-style-name="L2">
      <style:text-properties officeooo:rsid="00088a9c" officeooo:paragraph-rsid="0032881d"/>
    </style:style>
    <style:style style:name="P113" style:family="paragraph" style:parent-style-name="Standard" style:list-style-name="L2">
      <style:text-properties officeooo:rsid="000b7903" officeooo:paragraph-rsid="0032881d"/>
    </style:style>
    <style:style style:name="P114" style:family="paragraph" style:parent-style-name="Standard" style:list-style-name="L2">
      <style:text-properties officeooo:rsid="0033e90d" officeooo:paragraph-rsid="0033e90d"/>
    </style:style>
    <style:style style:name="P115" style:family="paragraph" style:parent-style-name="Standard">
      <style:paragraph-properties fo:line-height="115%" style:snap-to-layout-grid="false"/>
      <style:text-properties officeooo:paragraph-rsid="001d625b" fo:background-color="#ffff00"/>
    </style:style>
    <style:style style:name="P116" style:family="paragraph" style:parent-style-name="Standard">
      <style:paragraph-properties fo:line-height="115%"/>
      <style:text-properties fo:language="cs" fo:country="CZ" officeooo:paragraph-rsid="00486506"/>
    </style:style>
    <style:style style:name="P117" style:family="paragraph" style:parent-style-name="Standard">
      <style:paragraph-properties fo:line-height="115%"/>
      <style:text-properties fo:language="cs" fo:country="CZ" officeooo:paragraph-rsid="0048c8fb"/>
    </style:style>
    <style:style style:name="P118" style:family="paragraph" style:parent-style-name="Standard">
      <style:paragraph-properties fo:line-height="115%"/>
      <style:text-properties fo:language="cs" fo:country="CZ" officeooo:paragraph-rsid="004a3faf"/>
    </style:style>
    <style:style style:name="P119" style:family="paragraph" style:parent-style-name="Standard">
      <style:paragraph-properties fo:line-height="115%"/>
    </style:style>
    <style:style style:name="P120" style:family="paragraph" style:parent-style-name="Standard">
      <style:text-properties officeooo:rsid="004b288c" officeooo:paragraph-rsid="004b288c"/>
    </style:style>
    <style:style style:name="P121" style:family="paragraph" style:parent-style-name="Standard" style:list-style-name="WW8Num7">
      <style:paragraph-properties fo:margin-left="6.84mm" fo:margin-right="0mm" fo:margin-top="0mm" fo:margin-bottom="3.53mm" loext:contextual-spacing="false" fo:line-height="115%" fo:text-indent="-6.35mm" style:auto-text-indent="false"/>
      <style:text-properties style:font-name="Calibri" fo:font-size="11pt" fo:language="cs" fo:country="CZ" style:font-size-asian="11pt" style:font-name-complex="Calibri" style:font-size-complex="11pt"/>
    </style:style>
    <style:style style:name="P1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8pt" fo:language="cs" fo:country="CZ" style:font-size-asian="8pt" style:font-name-complex="Arial" style:font-size-complex="8pt"/>
    </style:style>
    <style:style style:name="T2" style:family="text">
      <style:text-properties fo:color="#0000ff" style:font-name="Arial" fo:font-size="8pt" style:font-size-asian="8pt" style:font-name-complex="Arial" style:font-size-complex="8pt"/>
    </style:style>
    <style:style style:name="T3" style:family="text"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T4" style:family="text"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T5" style:family="text">
      <style:text-properties style:font-name="Calibri" fo:font-size="11pt" fo:language="cs" fo:country="CZ" style:font-size-asian="11pt" style:font-name-complex="Calibri" style:font-size-complex="11pt"/>
    </style:style>
    <style:style style:name="T6" style:family="text"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T7" style:family="text">
      <style:text-properties style:font-name="Calibri" fo:font-size="11pt" fo:language="cs" fo:country="CZ" fo:font-weight="normal" officeooo:rsid="001d625b" fo:background-color="#ffff00" loext:char-shading-value="0" style:font-size-asian="11pt" style:font-weight-asian="normal" style:font-name-complex="Calibri" style:font-size-complex="11pt" style:font-weight-complex="normal"/>
    </style:style>
    <style:style style:name="T8" style:family="text">
      <style:text-properties style:font-name="Calibri" fo:font-size="11pt" fo:language="cs" fo:country="CZ" fo:font-weight="normal" officeooo:rsid="002da38e" fo:background-color="#ffff00" loext:char-shading-value="0" style:font-size-asian="11pt" style:font-weight-asian="normal" style:font-name-complex="Calibri" style:font-size-complex="11pt" style:font-weight-complex="normal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normal" officeooo:rsid="002712c3" style:font-size-asian="11pt" style:font-weight-asian="normal" style:font-size-complex="11pt" style:font-weight-complex="normal"/>
    </style:style>
    <style:style style:name="T11" style:family="text">
      <style:text-properties style:font-name="Calibri" fo:font-size="11pt" fo:font-weight="normal" officeooo:rsid="002a2f02" style:font-size-asian="11pt" style:font-weight-asian="normal" style:font-size-complex="11pt" style:font-weight-complex="normal"/>
    </style:style>
    <style:style style:name="T12" style:family="text">
      <style:text-properties style:font-name="Calibri" fo:font-size="11pt" fo:font-weight="normal" officeooo:rsid="000348f6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fo:font-weight="normal" officeooo:rsid="00030045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fo:font-weight="normal" officeooo:rsid="00300654" style:font-size-asian="11pt" style:font-weight-asian="normal" style:font-size-complex="11pt" style:font-weight-complex="normal"/>
    </style:style>
    <style:style style:name="T15" style:family="text">
      <style:text-properties style:font-name="Calibri" fo:font-size="11pt" fo:font-weight="normal" officeooo:rsid="0012cae3" style:font-size-asian="11pt" style:font-weight-asian="normal" style:font-size-complex="11pt" style:font-weight-complex="normal"/>
    </style:style>
    <style:style style:name="T16" style:family="text">
      <style:text-properties style:font-name="Calibri"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17" style:family="text">
      <style:text-properties style:font-name="Calibri" fo:language="cs" fo:country="CZ" fo:font-style="italic" style:font-style-asian="italic" style:font-name-complex="Calibri"/>
    </style:style>
    <style:style style:name="T18" style:family="text">
      <style:text-properties fo:font-size="12pt" fo:language="cs" fo:country="CZ" fo:font-style="italic" fo:font-weight="normal" style:font-size-asian="12pt" style:font-style-asian="italic" style:font-weight-asian="normal" style:font-size-complex="12pt"/>
    </style:style>
    <style:style style:name="T19" style:family="text">
      <style:text-properties style:use-window-font-color="true" style:font-name="Calibri" fo:font-size="11pt" style:font-name-asian="Times New Roman" style:language-complex="ar" style:country-complex="SA"/>
    </style:style>
    <style:style style:name="T20" style:family="text">
      <style:text-properties style:use-window-font-color="true" style:font-name="Calibri" fo:font-size="11pt" officeooo:rsid="00162cf1" style:font-name-asian="Times New Roman" style:language-complex="ar" style:country-complex="SA"/>
    </style:style>
    <style:style style:name="T21" style:family="text">
      <style:text-properties officeooo:rsid="000a76f8"/>
    </style:style>
    <style:style style:name="T22" style:family="text">
      <style:text-properties officeooo:rsid="0028883c"/>
    </style:style>
    <style:style style:name="T23" style:family="text">
      <style:text-properties officeooo:rsid="0016c5ff"/>
    </style:style>
    <style:style style:name="T24" style:family="text">
      <style:text-properties officeooo:rsid="00174441"/>
    </style:style>
    <style:style style:name="T25" style:family="text">
      <style:text-properties officeooo:rsid="002a2f02"/>
    </style:style>
    <style:style style:name="T26" style:family="text">
      <style:text-properties officeooo:rsid="0012cae3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411b29" fo:background-color="#ffff00" loext:char-shading-value="0"/>
    </style:style>
    <style:style style:name="T29" style:family="text">
      <style:text-properties officeooo:rsid="00285d26" fo:background-color="#ffff00" loext:char-shading-value="0"/>
    </style:style>
    <style:style style:name="T30" style:family="text">
      <style:text-properties officeooo:rsid="00191a36"/>
    </style:style>
    <style:style style:name="T31" style:family="text">
      <style:text-properties officeooo:rsid="001c9686"/>
    </style:style>
    <style:style style:name="T32" style:family="text">
      <style:text-properties officeooo:rsid="001d625b"/>
    </style:style>
    <style:style style:name="T33" style:family="text">
      <style:text-properties officeooo:rsid="00140213"/>
    </style:style>
    <style:style style:name="T34" style:family="text">
      <style:text-properties officeooo:rsid="002b9eb8"/>
    </style:style>
    <style:style style:name="T35" style:family="text">
      <style:text-properties officeooo:rsid="002803df"/>
    </style:style>
    <style:style style:name="T36" style:family="text">
      <style:text-properties fo:language="cs" fo:country="CZ" officeooo:rsid="00285d26" style:font-name-complex="Calibri"/>
    </style:style>
    <style:style style:name="T37" style:family="text">
      <style:text-properties officeooo:rsid="002ad2bc"/>
    </style:style>
    <style:style style:name="T38" style:family="text">
      <style:text-properties officeooo:rsid="002bd9d0"/>
    </style:style>
    <style:style style:name="T39" style:family="text">
      <style:text-properties officeooo:rsid="002f6b38"/>
    </style:style>
    <style:style style:name="T40" style:family="text">
      <style:text-properties officeooo:rsid="00309172"/>
    </style:style>
    <style:style style:name="T41" style:family="text">
      <style:text-properties officeooo:rsid="00310ea1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310ea1"/>
    </style:style>
    <style:style style:name="T44" style:family="text">
      <style:text-properties style:text-underline-style="solid" style:text-underline-width="auto" style:text-underline-color="font-color" officeooo:rsid="0030f464"/>
    </style:style>
    <style:style style:name="T45" style:family="text">
      <style:text-properties style:text-underline-style="solid" style:text-underline-width="auto" style:text-underline-color="font-color" officeooo:rsid="00309172"/>
    </style:style>
    <style:style style:name="T46" style:family="text">
      <style:text-properties style:text-underline-style="solid" style:text-underline-width="auto" style:text-underline-color="font-color" officeooo:rsid="002f6b38"/>
    </style:style>
    <style:style style:name="T47" style:family="text">
      <style:text-properties officeooo:rsid="0031bbf0"/>
    </style:style>
    <style:style style:name="T48" style:family="text">
      <style:text-properties officeooo:rsid="000b7903"/>
    </style:style>
    <style:style style:name="T49" style:family="text">
      <style:text-properties officeooo:rsid="00312672"/>
    </style:style>
    <style:style style:name="T50" style:family="text">
      <style:text-properties officeooo:rsid="0032fbe8"/>
    </style:style>
    <style:style style:name="T51" style:family="text">
      <style:text-properties officeooo:rsid="00355a31"/>
    </style:style>
    <style:style style:name="T52" style:family="text">
      <style:text-properties officeooo:rsid="0001cf96"/>
    </style:style>
    <style:style style:name="T53" style:family="text">
      <style:text-properties officeooo:rsid="003790c3"/>
    </style:style>
    <style:style style:name="T54" style:family="text">
      <style:text-properties officeooo:rsid="003922d8"/>
    </style:style>
    <style:style style:name="T55" style:family="text">
      <style:text-properties officeooo:rsid="003b54da"/>
    </style:style>
    <style:style style:name="T56" style:family="text">
      <style:text-properties officeooo:rsid="003f405c"/>
    </style:style>
    <style:style style:name="T57" style:family="text">
      <style:text-properties officeooo:rsid="003f8711"/>
    </style:style>
    <style:style style:name="T58" style:family="text">
      <style:text-properties officeooo:rsid="00287975"/>
    </style:style>
    <style:style style:name="T59" style:family="text">
      <style:text-properties fo:color="#000000" style:font-name="Times-Roman" fo:font-size="12pt" style:font-size-asian="12pt"/>
    </style:style>
    <style:style style:name="T60" style:family="text">
      <style:text-properties officeooo:rsid="0048c8fb"/>
    </style:style>
    <style:style style:name="T61" style:family="text">
      <style:text-properties officeooo:rsid="004a3faf"/>
    </style:style>
    <style:style style:name="T62" style:family="text">
      <style:text-properties officeooo:rsid="004b288c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fo:margin-top="1.27mm" fo:margin-bottom="1.27m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0.74pt solid #000000"/>
    </style:style>
    <style:style style:name="fr2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Nadace Vodafone – Technologie pro společnost – grantová žádost</text:p>
      <text:p text:style-name="P18"/>
      <text:p text:style-name="P38">1. O organizac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Název organizace žadatele</text:p>
          </table:table-cell>
          <table:table-cell table:style-name="Table1.B1" table:number-columns-spanned="3" office:value-type="string">
            <text:p text:style-name="P33">Labka, z.s.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><text:span text:style-name="T4">Adresa (</text:span><text:span text:style-name="T5">ulice, obec, PSČ)</text:span></text:p>
          </table:table-cell>
          <table:table-cell table:style-name="Table1.B1" table:number-columns-spanned="3" office:value-type="string">
            <text:p text:style-name="P45"><text:span text:style-name="T19">3</text:span><text:span text:style-name="T20">0. dubna 3059/6, Moravská Ostrava, 702 00 Ostrav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2">Webové stránky</text:p>
          </table:table-cell>
          <table:table-cell table:style-name="Table1.A1" office:value-type="string">
            <text:p text:style-name="P34">Labka.cz</text:p>
          </table:table-cell>
          <table:table-cell table:style-name="Table1.A1" office:value-type="string">
            <text:p text:style-name="P32">E-mail</text:p>
          </table:table-cell>
          <table:table-cell table:style-name="Table1.B1" office:value-type="string">
            <text:p text:style-name="P34">labka@labka.cz</text:p>
          </table:table-cell>
        </table:table-row>
        <table:table-row table:style-name="Table1.4">
          <table:table-cell table:style-name="Table1.A1" office:value-type="string">
            <text:p text:style-name="P32">IČ/DIČ</text:p>
          </table:table-cell>
          <table:table-cell table:style-name="Table1.B1" table:number-columns-spanned="3" office:value-type="string">
            <text:p text:style-name="P34">04878035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2">Právní statut</text:p>
          </table:table-cell>
          <table:table-cell table:style-name="Table1.B1" table:number-columns-spanned="3" office:value-type="string">
            <text:p text:style-name="P34">Zapsaný spolek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8">Registrace</text:p>
          </table:table-cell>
          <table:table-cell table:style-name="Table1.A1" office:value-type="string">
            <text:p text:style-name="P46">L 14907 vedená u Krajského soudu v Ostravě</text:p>
          </table:table-cell>
          <table:table-cell table:style-name="Table1.A1" office:value-type="string">
            <text:p text:style-name="P32">Datum registrace</text:p>
          </table:table-cell>
          <table:table-cell table:style-name="Table1.B1" office:value-type="string">
            <text:p text:style-name="P34">6.4.2016</text:p>
          </table:table-cell>
        </table:table-row>
        <table:table-row table:style-name="Table1.4">
          <table:table-cell table:style-name="Table1.A1" office:value-type="string">
            <text:p text:style-name="P17"><text:span text:style-name="T5">Statutární orgán</text:span><text:span text:style-name="T4"> </text:span></text:p>
          </table:table-cell>
          <table:table-cell table:style-name="Table1.B1" table:number-columns-spanned="3" office:value-type="string">
            <text:p text:style-name="P47">Předseda spolku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2">Kontaktní osoba (jméno a příjmení)</text:p>
          </table:table-cell>
          <table:table-cell table:style-name="Table1.B1" table:number-columns-spanned="3" office:value-type="string">
            <text:p text:style-name="P23">Tomáš Petrů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2">E-mail kontaktní osoby</text:p>
          </table:table-cell>
          <table:table-cell table:style-name="Table1.A1" office:value-type="string">
            <text:p text:style-name="P34">tpetru@labka.cz</text:p>
          </table:table-cell>
          <table:table-cell table:style-name="Table1.A1" office:value-type="string">
            <text:p text:style-name="P32">Telefon</text:p>
          </table:table-cell>
          <table:table-cell table:style-name="Table1.B1" office:value-type="string">
            <text:p text:style-name="P34">721007507</text:p>
          </table:table-cell>
        </table:table-row>
        <table:table-row table:style-name="Table1.9">
          <table:table-cell table:style-name="Table1.A1" office:value-type="string">
            <text:p text:style-name="P32">Stručný popis činnosti organizace</text:p>
          </table:table-cell>
          <table:table-cell table:style-name="Table1.B1" table:number-columns-spanned="3" office:value-type="string">
            <text:p text:style-name="P43">Účelem spolku je veřejně prospěšná činnost, zejména: </text:p>
            <text:p text:style-name="P43">a) sdružovat zájemce o moderní technologie a návazné vědecké disciplíny a umělecké směry, </text:p>
            <text:p text:style-name="P43">b) umožňovat členům neformální spolupráci na společných technologických projektech, nezávislý vědecký výzkum a sebevzdělávání v podnětném prostředí, </text:p>
            <text:p text:style-name="P43">c) poskytovat otevřenou platformu pro výzkum, vývoj a implementaci technologií všeho druhu, s důrazem na otevřené licence a spolupráci v rámci celosvětové komunity,</text:p>
            <text:p text:style-name="P43">d) vzdělávat veřejnost a šířit technologickou osvětu publikační a přednáškovou činností, kurzy a workshopy,</text:p>
            <text:p text:style-name="P43">e) umožňovat spřáteleným skupinám a organizacím využívat zdroje a prostory sdružení k veřejným přednáškám a akcím odpovídajícím zaměření sdružení, </text:p>
            <text:p text:style-name="P43">f) pracovat s dětmi a mládeží.</text:p>
          </table:table-cell>
          <table:covered-table-cell/>
          <table:covered-table-cell/>
        </table:table-row>
      </table:table>
      <text:p text:style-name="P18"/>
      <text:p text:style-name="P39">2. O projekt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Název projektu</text:p>
          </table:table-cell>
          <table:table-cell table:style-name="Table2.B1" table:number-columns-spanned="3" office:value-type="string">
            <text:p text:style-name="P7">Univerzální Městs<text:span text:style-name="T21">k</text:span>á <text:span text:style-name="T30">Senzorická</text:span> Síť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2">Místo realizace</text:p>
          </table:table-cell>
          <table:table-cell table:style-name="Table2.B1" table:number-columns-spanned="3" office:value-type="string">
            <text:p text:style-name="P34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2">Místo dopadu</text:p>
          </table:table-cell>
          <table:table-cell table:style-name="Table2.B1" table:number-columns-spanned="3" office:value-type="string">
            <text:p text:style-name="P34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2">Celkové náklady na projekt</text:p>
          </table:table-cell>
          <table:table-cell table:style-name="Table2.A1" office:value-type="string">
            <text:p text:style-name="P34">1 580 000</text:p>
          </table:table-cell>
          <table:table-cell table:style-name="Table2.A1" office:value-type="string">
            <text:p text:style-name="P32">Výše žádaného grantu</text:p>
          </table:table-cell>
          <table:table-cell table:style-name="Table2.B1" office:value-type="string">
            <text:p text:style-name="P34">1 580 000</text:p>
          </table:table-cell>
        </table:table-row>
        <table:table-row table:style-name="Table2.5">
          <table:table-cell table:style-name="Table2.A1" office:value-type="string">
            <text:p text:style-name="P18">Období realizace </text:p>
            <text:p text:style-name="P18">(od – do)</text:p>
          </table:table-cell>
          <table:table-cell table:style-name="Table2.B1" table:number-columns-spanned="3" office:value-type="string">
            <text:p text:style-name="P34">1.1.2017-31.12.2019</text:p>
          </table:table-cell>
          <table:covered-table-cell/>
          <table:covered-table-cell/>
        </table:table-row>
      </table:table>
      <text:p text:style-name="P18"/>
      <text:p text:style-name="P18"/>
      <text:h text:style-name="P72" text:outline-level="3">Shrnutí projektu (max. 10 řádků)</text:h>
      <text:p text:style-name="P40"><draw:frame draw:style-name="fr1" draw:name="Frame1" text:anchor-type="char" svg:x="0.28mm" svg:y="14.83mm" svg:width="159.21mm" draw:z-index="4"><draw:text-box fo:min-height="0.41mm"><text:p text:style-name="P14">Projekt je primárně určen pro města s vysokou mírou znečištění ovzduší, a při jeho úspěšné implementaci by mělo být možn<text:span text:style-name="T23">é</text:span> zlepšit životní podmínky například v mateřských školách či jiných budovách <text:span text:style-name="T23">města</text:span>, v nichž je možné ovládat například vzd<text:span text:style-name="T22">u</text:span>chotechniku. </text:p><text:p text:style-name="P14"><text:span text:style-name="T24">Díky pokročilému sběru sensorických dat a jejich inteligentní strojové analýze bude možné</text:span> i za nepříznivých rozptylových podmínek <text:span text:style-name="T24">snížit ve veřejných prostorách znečištění vzduchu</text:span>. <text:s/><text:span text:style-name="T24">Analyzovaná data budou veřejně přístupná a mohou zlepšit plánování třetích stran.</text:span></text:p></draw:text-box></draw:frame>Stručně popište, jaký společenský problém váš projekt řeší, v čem spočívá vaše inovační řešení, jaké jsou plánované dopady vašeho inovačního řešení.</text:p>
      <text:h text:style-name="P72" text:outline-level="3"/>
      <text:h text:style-name="P72" text:outline-level="3"/>
      <text:h text:style-name="P72" text:outline-level="3"/>
      <text:h text:style-name="P72" text:outline-level="3"/>
      <text:h text:style-name="P72" text:outline-level="3"/>
      <text:h text:style-name="P73" text:outline-level="3">Potřebnost projektu</text:h>
      <text:h text:style-name="P80" text:outline-level="4">Popište společenský problém, jeho závažnost a společenský prospěch, který chcete přinést. Doložte ověřitelnými ukazateli závažnost problému. Dle potřeby přidejte řádky.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104">Ostravský region je známý vysokou mírou znečistění ovzduší, která několikanásobně překračuje republikový průměr. Díky našemu <text:span text:style-name="T31">například řešení například ve spolupráci se státní správou</text:span> by bylo možné omezit zdravotní dopady na široké spektrum obyvatel <text:span text:style-name="T31">počínaje dětmi v mateřských školkách.</text:span></text:p>
            <text:p text:style-name="P105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Příčina</text:p>
          </table:table-cell>
          <table:table-cell table:style-name="Table3.A2" office:value-type="string">
            <text:p text:style-name="P105">Ukazatel</text:p>
          </table:table-cell>
          <table:table-cell table:style-name="Table3.A2" office:value-type="string">
            <text:p text:style-name="P106">Důsledek<text:span text:style-name="T32"> </text:span></text:p>
          </table:table-cell>
          <table:table-cell table:style-name="Table3.A1" office:value-type="string">
            <text:p text:style-name="P105">Ukazatel</text:p>
          </table:table-cell>
        </table:table-row>
        <table:table-row table:style-name="Table3.1">
          <table:table-cell table:style-name="Table3.A2" office:value-type="string">
            <text:p text:style-name="P108"><office:annotation office:name="__Annotation__5666_1812444130"><dc:creator>Tomas Petru</dc:creator><dc:date>2016-10-25T12:13:12</dc:date><loext:sender-initials>TP</loext:sender-initials><text:p text:style-name="P122"><text:span text:style-name="T63">Může upřesnit Anička a čisté nebe?</text:span></text:p></office:annotation>Polétavý prac<text:span text:style-name="T35">h</text:span></text:p>
            <text:p text:style-name="P26"><text:span text:style-name="T29">(</text:span><text:span text:style-name="T27">PM10, PM2.5</text:span><text:span text:style-name="T29">), NO2, O3, </text:span><text:span text:style-name="Emphasis"><text:span text:style-name="T27">benzo[a]pyren</text:span></text:span><office:annotation-end office:name="__Annotation__5666_1812444130"/></text:p>
          </table:table-cell>
          <table:table-cell table:style-name="Table3.A2" office:value-type="string">
            <text:p text:style-name="P70"><office:annotation office:name="__Annotation__5639_1812444130"><dc:creator>Tomas Petru</dc:creator><dc:date>2016-10-25T12:02:46</dc:date><loext:sender-initials>TP</loext:sender-initials><text:p text:style-name="P122"><text:span text:style-name="T64">http://www.airqualitynow.eu/cz/about_indices_definition.php</text:span></text:p></office:annotation><text:span text:style-name="T36">Index </text:span>CAQI<office:annotation-end office:name="__Annotation__5639_1812444130"/>;</text:p>
            <text:p text:style-name="P15"><text:span text:style-name="Strong_20_Emphasis"><text:span text:style-name="T7">- Hodinový index</text:span></text:span><text:span text:style-name="T7"><text:line-break/>popisuje kvalitu ovzduší v aktuální den, je založený na hodinových datech a je aktualizován každou hodinu </text:span></text:p>
            <text:p text:style-name="P15"><text:span text:style-name="Strong_20_Emphasis"><text:span text:style-name="T8">- </text:span></text:span><text:span text:style-name="Strong_20_Emphasis"><text:span text:style-name="T16">Denní index</text:span></text:span><text:span text:style-name="T16"><text:line-break/>vyjadřuje celkový stav znečištění ovzduší za včerejší den, je založený na denních hodnotách a je aktualizovaný jednou denně</text:span></text:p>
            <text:p text:style-name="P15"><text:span text:style-name="Strong_20_Emphasis"><text:span text:style-name="T16">- Roční index</text:span></text:span><text:span text:style-name="T16"><text:line-break/>představuje všeobecnější podmínky kvality ovzduší ve městě během celého roku a umožňuje srovnání s evropskými normami. Tento index je založený na ročních průměrech koncentrací znečišťujících látek a srovnatelný s ročními limity. Je aktualizován jednou ročně. </text:span></text:p>
            <text:p text:style-name="P70"><office:annotation office:name="__Annotation__4347_1812444130"><dc:creator>Tomas Petru</dc:creator><dc:date>2016-10-23T20:39:49</dc:date><loext:sender-initials>TP</loext:sender-initials><text:p text:style-name="P122"><text:span text:style-name="T63">Doplnit link na konkrétní data v čase</text:span></text:p></office:annotation><text:span text:style-name="T37">Denní hodnoty dat měřených veličin z CHMU</text:span></text:p>
          </table:table-cell>
          <table:table-cell table:style-name="Table3.A2" office:value-type="string">
            <text:p text:style-name="P115"><office:annotation office:name="__Annotation__5656_1812444130"><dc:creator>Tomas Petru</dc:creator><dc:date>2016-10-25T12:11:30</dc:date><loext:sender-initials>TP</loext:sender-initials><text:p text:style-name="P122"><text:span text:style-name="T64">http://abicko.avcr.cz/2013/02/07/ostrava.html</text:span></text:p></office:annotation>zvýšený<office:annotation-end office:name="__Annotation__5656_1812444130"/> výskyt alergií, imunodeficiencí a onemocnění dýchacích cest u dětí; nepříznivý vliv prostředí na těhotné ženy <text:span text:style-name="T37">který je</text:span> považován za příčinu výskytu vývojových vrozených vad u narozených dětí a velkého počtu dětí s nízkou porodní hmotností. Odborníci současně pozorovali, že průměrná délka lidského života nedosa<text:span text:style-name="T37">hujíc</text:span> celostátního průměru.</text:p>
          </table:table-cell>
          <table:table-cell table:style-name="Table3.A1" office:value-type="string">
            <text:p text:style-name="P42">- <office:annotation office:name="__Annotation__5657_1812444130"><dc:creator>Tomas Petru</dc:creator><dc:date>2016-10-25T12:11:52</dc:date><loext:sender-initials>TP</loext:sender-initials><text:p text:style-name="P122"><text:span text:style-name="T63">Doplnit linky na zdroje těchto dat</text:span></text:p></office:annotation>Sta<office:annotation-end office:name="__Annotation__5657_1812444130"/>tistiky alergií, imunodeficitních potíží a onemocnění dýchacích cest u dětí.</text:p>
            <text:p text:style-name="P42">- celostátní ukazatele <text:span text:style-name="T38">průměrné délky života</text:span></text:p>
          </table:table-cell>
        </table:table-row>
        <table:table-row table:style-name="Table3.1">
          <table:table-cell table:style-name="Table3.A2" office:value-type="string">
            <text:p text:style-name="P25"><text:span text:style-name="Emphasis"><text:span text:style-name="T27"><text:s/></text:span></text:span></text:p>
          </table:table-cell>
          <table:table-cell table:style-name="Table3.A2" office:value-type="string">
            <text:p text:style-name="P110"/>
          </table:table-cell>
          <table:table-cell table:style-name="Table3.A2" office:value-type="string">
            <text:p text:style-name="P110"/>
          </table:table-cell>
          <table:table-cell table:style-name="Table3.A1" office:value-type="string">
            <text:p text:style-name="P107"/>
          </table:table-cell>
        </table:table-row>
        <table:table-row table:style-name="Table3.1">
          <table:table-cell table:style-name="Table3.A5" office:value-type="string">
            <text:p text:style-name="P109"/>
          </table:table-cell>
          <table:table-cell table:style-name="Table3.A5" office:value-type="string">
            <text:p text:style-name="P107"/>
          </table:table-cell>
          <table:table-cell table:style-name="Table3.A5" office:value-type="string">
            <text:p text:style-name="P110"/>
          </table:table-cell>
          <table:table-cell table:style-name="Table3.D5" office:value-type="string">
            <text:p text:style-name="P107"/>
          </table:table-cell>
        </table:table-row>
      </table:table>
      <text:p text:style-name="P111"/>
      <text:p text:style-name="P39"/>
      <text:p text:style-name="P39">Cíl projektu</text:p>
      <text:p text:style-name="P40">Popište, jaké jsou SMART cíle vašeho projektu. Cíle prosím konkretizujte, kvantifikujte a zasaďte do časového rámce projektu.</text:p>
      <text:p text:style-name="P35"><draw:frame draw:style-name="fr1" draw:name="Frame2" text:anchor-type="char" svg:x="-0.25mm" svg:y="4.23mm" svg:width="159.21mm" draw:z-index="0"><draw:text-box fo:min-height="0.41mm"><text:p text:style-name="P50"><text:span text:style-name="T42">S – Specific </text:span>: sběr dat týkajících se znečiětění ovzduší a jejich zpracování, krátkodobá predikce vývoje vedoucí k inteligentnímu řízení jednotek vzduchotechniky</text:p><text:p text:style-name="P51"><text:span text:style-name="T46">M – </text:span><text:span text:style-name="T42">Measurable</text:span> : <text:span text:style-name="T39">změna kvality ovzduší v mateřské školce oprti hodnotám před nasazením systému. Na časové ose projektu tedy bude prvním krokem návrh a výroba senzorů schopných sledovat kvalitu ovzduší v mateřské školce, která bude následně porovnávána s daty měřenými ve stejném objektu, ale po nasazení inteligentního řízení klimatizace na základě výstupů Univerzální Senzorické Městské Sítě</text:span></text:p><text:p text:style-name="P53"><text:span text:style-name="T45">A – </text:span><text:span text:style-name="T42">Achievable</text:span> : <text:span text:style-name="T40">projekt ve formátu v jakém je navrhován má sloužit jako výzkum a návrh prototypového řešení, které by bylo možné vyrábět sériově a nasadit plošně. Plošné nasazení, průmyslová výroba a management obého zímněného není cílem popisovaného projektu.</text:span></text:p><text:p text:style-name="P52"><text:span text:style-name="T42">R – Realistic</text:span> : projekt jak je navžen je realistický ve všech oblastech, ale je možné, že se vyskytnou problémy při konkrétní implementaci. Jednou z neznámých je například kvalita senzorů volně dostupných na trhu, další neznámou v součastné době představuje například realizace zabezpečení celé sítě a jejich prvků. Projekt má za cíl mimo jiné tyto neznámé definovat a navrhnout směry, jak se jim vyhnout, či jak je řešit. Například problému s nedostatečnou kvalitou senzorů by bylo možné vyhnout se díky budoucímu propojení s existujícími institucemi, které kvalitu ovzduší měří dlouhodobě a laboratorně.</text:p><text:p text:style-name="P55"><text:span text:style-name="T44">T – </text:span><text:span text:style-name="T42">Time-bound</text:span> : <text:span text:style-name="T33">Celý projekt je koncipovaný jako 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<text:p text:style-name="P54">Samotné dílčí kroky realizace budou definovány v kompletní projektové dokumentaci.</text:p><text:p text:style-name="P55"><text:span text:style-name="T43">E – </text:span><text:span text:style-name="T42">Evaluate</text:span> : <text:span text:style-name="T41">Ostravský kraj je mimořádně zatížen znečištěným ovzduším, což má velký dopad na jeho obyvatele jako takové, nicméně našim cílem je zlepšit především kvalitu života dětí v mateřských školkách, které jsou nejvíce ohroženou částí populace. V předběžném výzkum, před samotným vznikem projektu jsme si ověřili, že v mateřských školách jsou již často instalovány kvalitní systémy vzduchotechniky, které umožňují vzdálené (ale také lokální) ovládání. Našim cílem je tedy vytvořit kompletní infrastrukturu pro to, aby ovládání vzduchotechniky v mateřských školkách mohlo být řízeno na základě aktuálního stavu znečištění ovzduší ve městě, respektive v kraji a aby mohl být vyhodnocen dopad na kvalitu vzduchu v mateřských školkách. Výsledkem by měla být vyšší kvalita života především dětí.</text:span></text:p><text:p text:style-name="P55">R - Reevaluate : <text:span text:style-name="T47">zde dochází k překryvu s předchozím bodem, nicméně je zde asi možné zmínit případné přesahy projektu. Vzhledem k tomu, že částí projektu je nejen kontinuální sběr dat a jejich vyhodnocování, ale také jejich logická analýza, výsledkem, mimo jiné, bude dlouhodobá statistika měřených dat, která může být využita nejen pro řízení vzduchotechniky v mateřských školkách, ale také k dlouhodobému plánování rozvoje na území kraje, respektive v dalších projektch neziskových i ziskových organizací. Plánovanou součástí projektu je také vizualizace naměřených dat a vytvoření rozhraní k jejich sdílení pro třetí strany.</text:span></text:p><text:p text:style-name="Standard"/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Logika projektu</text:p>
      <text:p text:style-name="P40">Popište, jaké budou vstupy do projektu (lidské zdroje, finance, know-how, partnerství…), jaké aktivity budete realizovat, jaké budou výstupy těchto aktivit (workshopy, testování, manuály, uživatelé…) a jaké jsou očekávané výsledky (co se změní oproti stávajícímu stavu společenského problému)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Vstupy</text:p>
          </table:table-cell>
          <table:table-cell table:style-name="Table4.B1" office:value-type="string">
            <text:p text:style-name="P56">Lidská práce a know-how členů Labka, z.s.</text:p>
            <text:p text:style-name="P56"/>
            <text:p text:style-name="P62"><office:annotation office:name="__Annotation__6179_1812444130"><dc:creator>Tomas Petru</dc:creator><dc:date>2016-10-25T13:06:25</dc:date><loext:sender-initials>TP</loext:sender-initials><text:p text:style-name="P122"><text:span text:style-name="T64">Hloupě napsáno, Láďo jsi schopný to nějak hezky předefinovat?</text:span></text:p></office:annotation>Finanční podpora Nadace Vodafon umožňující zaplatit výzkum a výrobu prototypu, jakož i případné vedlejší vtupy <text:span text:style-name="T51">(příkladem může být laboratorní kalibrace sensorů)(dále viz. </text:span><office:annotation office:name="__Annotation__6136_1812444130"><dc:creator>Tomas Petru</dc:creator><dc:date>2016-10-25T12:55:24</dc:date><loext:sender-initials>TP</loext:sender-initials><text:p text:style-name="P122"><text:span text:style-name="T64">Doplnit správné znění, doplnit z externího souboru, možný link</text:span></text:p></office:annotation><text:span text:style-name="T51">Cenový odhad</text:span><office:annotation-end office:name="__Annotation__6136_1812444130"/><text:span text:style-name="T51">). Ve spolupráci s společností Vodafon bude také probíhat dílčí výzkum platformy NB-IoT umožňující vzájemné datové propojení většiny prvků sítě. Společnost Vodafon, respektive Nadace Vodafon je také hlavním garantem projektu.</text:span><office:annotation-end office:name="__Annotation__6179_1812444130"/></text:p>
            <text:p text:style-name="P57"/>
            <text:p text:style-name="P97">Jedním ze vstupů projektu budou bezesporu datové výstupy třetích stran – příkladem mohou být data o kvalitě ovzduší poskytovaná CHMU</text:p>
            <text:p text:style-name="P57"/>
            <text:p text:style-name="P58">Spolupráce se Statutárním městem Ostrava respektive projektem FajnOVA!!!, umožňující přístup ke vzduchotechnikám v objektech pod jeho zprávou, stejně tak k místům, kam by bylo užitečné umístit senzory. <text:span text:style-name="T53">Statutární město Ostrava je zároveň možným primárním uživatelem vzniklých dat a jejch analýz.</text:span></text:p>
            <text:p text:style-name="P58"/>
            <text:p text:style-name="P59">Spolupráce s <text:span text:style-name="T52">neziskovou organizací Čisté nebe, o.p.s. (</text:span><text:a xlink:type="simple" xlink:href="http://www.cistenebe.cz/" text:style-name="Internet_20_link" text:visited-style-name="Visited_20_Internet_20_Link"><text:span text:style-name="T52">http://www.cistenebe.cz/</text:span></text:a><text:span text:style-name="T52">), které bude možné poskytnout vzniklou infrastrukturu pro použtí nejen v </text:span><office:annotation office:name="__Annotation__6162_1812444130"><dc:creator>Tomas Petru</dc:creator><dc:date>2016-10-25T13:01:03</dc:date><loext:sender-initials>TP</loext:sender-initials><text:p text:style-name="P122"><text:span text:style-name="T64">Link a název</text:span></text:p></office:annotation><text:span text:style-name="T52">aplikaci sledující čistotu ovzduší v Ostravském kraji</text:span><office:annotation-end office:name="__Annotation__6162_1812444130"/><text:span text:style-name="T52">, ale pro rozšíření jejich aktivit v oblasti zkoumání možných změn s dopadem na zdraví občanů kraje.</text:span></text:p>
            <text:p text:style-name="P59"/>
            <text:p text:style-name="P60">Aktuálně je <text:span text:style-name="T25">v </text:span>jednání možná spolupráce s <text:span text:style-name="T25">Vysokou školou </text:span>Báň<text:span text:style-name="T26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6">https://www.it4i.cz/</text:span></text:a><text:span text:style-name="T26">).</text:span></text:p>
            <text:p text:style-name="P60"/>
            <text:p text:style-name="P61">Nezisková organizace Model klub Hať <text:span text:style-name="T54">která </text:span>má již 15 let zkušeností s provozem rádiem řízených letadel a dronů <text:span text:style-name="T54">se uvolila</text:span> se poskytnout know-how a zázemí pro testování letecké platformy. <text:a xlink:type="simple" xlink:href="https://www.facebook.com/modelklubhat/" text:style-name="Internet_20_link" text:visited-style-name="Visited_20_Internet_20_Link">https://www.facebook.com/modelklubhat/</text:a></text:p>
            <text:p text:style-name="P61"/>
            <text:p text:style-name="P63">Samozřejmě bude nezbytně nutné spolupracovat s výrobci nebo prodejci vzduchotechni používané pro prototypové řešení, aby bylo možné ji řídit.</text:p>
            <text:p text:style-name="P63"/>
            <text:p text:style-name="P63">V neposlední řadě také bude potřeba, aby spolupráce s mateřskou školkou byla dobře domluvena a organizována, tak, aby bylo možné v ní nejen testovat, ale také se dotazovat personálu, dětí a jejich rodičů na suběktivní, či objektivní výsledky.</text:p>
          </table:table-cell>
        </table:table-row>
        <table:table-row table:style-name="Table4.2">
          <table:table-cell table:style-name="Table4.A1" office:value-type="string">
            <text:p text:style-name="P18">Aktivity</text:p>
          </table:table-cell>
          <table:table-cell table:style-name="Table4.B1" office:value-type="string">
            <text:list xml:id="list4192414665729898724" text:style-name="L1">
              <text:list-item>
                <text:p text:style-name="P98">Návrh sensorů a jejich umístění ve městě i v mateřských školkách</text:p>
              </text:list-item>
              <text:list-item>
                <text:p text:style-name="P98">Návrh samotné neurální sítě vyhodnocující data a na nich se učící predikovat vývoj</text:p>
              </text:list-item>
              <text:list-item>
                <text:p text:style-name="P98">Návrh infrastruktury pro zpracování a vyhodnocování dat (server, databáze, přenos dat ze senzorů, přenos dat do řízené klimatizace)</text:p>
              </text:list-item>
              <text:list-item>
                <text:p text:style-name="P98">Návrh zabezpečení infrastruktury</text:p>
              </text:list-item>
            </text:list>
            <text:p text:style-name="P27"/>
            <text:p text:style-name="P27">Vzhledem k tomu, ze Labka, z.s. je formátem definována jako dílna s volným přístupem veřejnosti, bude zřejmě možné každou fázi implementace řešit nejen na její technické úrovni, ale také s dosaženými výsledky seznamovat veřejnost ať už formou přednášek, tak formou workshopů na téma jednotlivých dílčích fází řešení. Tento postup plně vyhovuje stanovám Labka, z.s. v které sdružení ukládají za cíl seznamovat veřejnost s novými technologiemi a jejich přesahy do lidského života.</text:p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8">Výstupy</text:p>
            <text:p text:style-name="P18">(konkrétní a měřitelné)</text:p>
          </table:table-cell>
          <table:table-cell table:style-name="Table4.B1" office:value-type="string">
            <text:list xml:id="list9056931478327016163" text:style-name="L2">
              <text:list-item>
                <text:p text:style-name="P112">Prototypové funkční řešení na základě výše popsaného<text:span text:style-name="T48">.</text:span></text:p>
              </text:list-item>
              <text:list-item>
                <text:p text:style-name="P113"><text:span text:style-name="T49">Senzory</text:span>, případně soustavy senzorů pro pasivní použití i pro použití na dronu.</text:p>
              </text:list-item>
              <text:list-item>
                <text:p text:style-name="P113"><text:span text:style-name="T49">Serverová</text:span> část zpracovávající data ze <text:span text:style-name="T50">senzorů</text:span> a jiných datových zdrojů, schopná posílat informace dalším modulům (API I/O).</text:p>
              </text:list-item>
              <text:list-item>
                <text:p text:style-name="P113"><text:span text:style-name="T34">D</text:span>river pro klimatizační jednotku, a její propojení s modulem NB-IoT, případně jiným.</text:p>
              </text:list-item>
              <text:list-item>
                <text:p text:style-name="P113"><text:span text:style-name="T49">Aplikace</text:span> pro mobilní zařízení a webové rozhraní schopné ovládat a sledovat funkce systému.</text:p>
              </text:list-item>
              <text:list-item>
                <text:p text:style-name="P112">Dokumentace úspěšných částí řešení <text:span text:style-name="T34">a </text:span>případných problémů.</text:p>
              </text:list-item>
              <text:list-item>
                <text:p text:style-name="P112">Dokumentace výzkumu a implementace zabezpečení celého projektu.</text:p>
              </text:list-item>
              <text:list-item>
                <text:p text:style-name="P114">Databáze naměřených databáze</text:p>
              </text:list-item>
              <text:list-item>
                <text:p text:style-name="P114">Porovnání dat před a po nasazení projektu na konkrétním případě mateřské školky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8">Výsledky </text:p>
            <text:p text:style-name="P18">(konkrétní a měřitelné)</text:p>
          </table:table-cell>
          <table:table-cell table:style-name="Table4.B1" office:value-type="string">
            <text:p text:style-name="P28">Naměřené hodnoty faktorů znečiěťujíícch vzduch před a po nasazení řešení v konkrétní budově.</text:p>
            <text:p text:style-name="P28">Schopnost vzdáleně ovládat vzduchotechniku <text:span text:style-name="T55">budov.</text:span></text:p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>Dlouhodobý výsledek (dopad)</text:p>
          </table:table-cell>
          <table:table-cell table:style-name="Table4.B1" office:value-type="string">
            <text:p text:style-name="P29">Statistiky kvality ovzduší v mateřské školce po nasazení řešení. Statistiky naměřených dat poskytnutých třetím stranám, nebo využitelné v rámci pokračování projektu v jeho plošně nasaditelné podobě.</text:p>
            <text:p text:style-name="P29">Popsané nedostatky a problémy prototypového řešení v takové podobě, aby bylo možné se jim vyhnout při plošném nasazení.</text:p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>Způsob ověření dopadu</text:p>
          </table:table-cell>
          <table:table-cell table:style-name="Table4.B1" office:value-type="string">
            <text:p text:style-name="P29">Prototypové řešení zřejmě nebude schopné dodat tzv. Tvrdá data o zlepšení kvality života dětí v kraji jako takovém, nicméně mělo by být možné vyhodnocovat subjektivní pocity spokojenosti uživatel sledovaného oběktu po dobu po nasazení plánovaného řešení. </text:p>
            <text:p text:style-name="P18"/>
            <text:p text:style-name="P18"/>
          </table:table-cell>
        </table:table-row>
      </table:table>
      <text:h text:style-name="P72" text:outline-level="3">Cílové skupiny</text:h>
      <text:p text:style-name="P44"><draw:frame draw:style-name="fr1" draw:name="Frame3" text:anchor-type="char" svg:x="-0.25mm" svg:y="27.27mm" svg:width="163.97mm" draw:z-index="1"><draw:text-box fo:min-height="0.41mm"><text:p text:style-name="P49">Cílovou skupinou je apriori státní správa, především pak Statutární město Ostrava, v jejíž kompetenci je vytvoření strategického plánu rozvoje města a kraje.<text:line-break/>Konkrétní dopad při úspěšné realizaci projektu se týká dětí v mateřských školkách, pro které je projekt realizován.</text:p><text:p text:style-name="P48">Přesahem projektu je pak jeho obecná využitelnost pro zpracování environmentálních dat vrámci neziskových organizací, grantových projektů a průmyslu.</text:p></draw:text-box></draw:frame>Popište cílovou skupinu vašeho řešení (pro koho je vaše řešení určené), zaměřte se na popis cílové skupiny s ohledem na řešený společenský problém, kvantifikujte cílovou skupinu (zohledněte i očekávaný nárůst velikosti cílové skupiny v čase) a popište, jak bude cílová skupina zapojena do projektu.</text:p>
      <text:h text:style-name="P74" text:outline-level="3">Rizika seřazená dle závažnosti</text:h>
      <text:h text:style-name="P81" text:outline-level="4"><text:span text:style-name="T18">Jaká vnímáte rizika projektu (min. 3) a popište, jak je plánujete řešit ex ante i ex post. </text:span><text:span text:style-name="T3">Dle potřeby přidejte řádky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Identifikované riziko</text:p>
          </table:table-cell>
          <table:table-cell table:style-name="Table5.A1" office:value-type="string">
            <text:p text:style-name="P18">Opatření prevence rizika</text:p>
          </table:table-cell>
          <table:table-cell table:style-name="Table5.C1" office:value-type="string">
            <text:p text:style-name="P18">Opatření ke snížení důsledků rizika</text:p>
          </table:table-cell>
        </table:table-row>
        <table:table-row table:style-name="Table5.1">
          <table:table-cell table:style-name="Table5.A1" office:value-type="string">
            <text:p text:style-name="P24">Nejasná kvalita běžně dostupných senzorů</text:p>
          </table:table-cell>
          <table:table-cell table:style-name="Table5.A1" office:value-type="string">
            <text:p text:style-name="P30">Testování a kalibrace senzorů</text:p>
          </table:table-cell>
          <table:table-cell table:style-name="Table5.C1" office:value-type="string">
            <text:p text:style-name="P30">Korelace s <text:s/>daty třetích stran, otevření možnosti dlouhodobé spolupráce s organizacemi zabývajícími se primárně měřením kvality ovzduší</text:p>
          </table:table-cell>
        </table:table-row>
        <table:table-row table:style-name="Table5.1">
          <table:table-cell table:style-name="Table5.A1" office:value-type="string">
            <text:p text:style-name="P24">Složitost predikčních modelů</text:p>
          </table:table-cell>
          <table:table-cell table:style-name="Table5.A1" office:value-type="string">
            <text:p text:style-name="P30">Modely v součastné době již existují, a bude je zřejmě možné získat a konzultovat s lidmi a organizacemi, které se jejich vývojem dlouhodobě zabývají</text:p>
          </table:table-cell>
          <table:table-cell table:style-name="Table5.C1" office:value-type="string">
            <text:p text:style-name="P30">Dlouhodobé testování prdikčních modelů, zjednodušení predikčních modelů a jejich postupný vývoj. Připravit verzi řešení tak, aby byla schopná pracovat nejen s predikovanou situací, ale i jen s aktuálními daty.</text:p>
          </table:table-cell>
        </table:table-row>
        <table:table-row table:style-name="Table5.1">
          <table:table-cell table:style-name="Table5.A4" office:value-type="string">
            <text:p text:style-name="P24">Dostupnost dat třetích stran</text:p>
          </table:table-cell>
          <table:table-cell table:style-name="Table5.A4" office:value-type="string">
            <text:p text:style-name="P31">Pečlivé studium možnosti (podmínek) legálního využití dat třetích stran</text:p>
          </table:table-cell>
          <table:table-cell table:style-name="Table5.C4" office:value-type="string">
            <text:p text:style-name="P31">Ideální by zde byla možnost využití právní pomoci ze strany například Statutárního města Ostrava či společnosti Vodafone</text:p>
          </table:table-cell>
        </table:table-row>
        <table:table-row table:style-name="Table5.1">
          <table:table-cell table:style-name="Table5.A4" office:value-type="string">
            <text:p text:style-name="P24">Zabezpečení technického řešení a jeho prvků</text:p>
          </table:table-cell>
          <table:table-cell table:style-name="Table5.A4" office:value-type="string">
            <text:p text:style-name="P31">Zde bude nutné analyzovat kvalitu zabezpečení všech prvků systému</text:p>
          </table:table-cell>
          <table:table-cell table:style-name="Table5.C4" office:value-type="string">
            <text:p text:style-name="P31">Vyhnout se použití nezabezpečitelných či problémových hardwarových a softwarových prvků řešení</text:p>
          </table:table-cell>
        </table:table-row>
        <table:table-row table:style-name="Table5.1">
          <table:table-cell table:style-name="Table5.A4" office:value-type="string">
            <text:p text:style-name="P24">Možné problémy v dostupnosti řídících protokolů vzduchotechniky</text:p>
          </table:table-cell>
          <table:table-cell table:style-name="Table5.A4" office:value-type="string">
            <text:p text:style-name="P31">Spolupráce s výrobcem a prodejcem vzduchotechniky</text:p>
          </table:table-cell>
          <table:table-cell table:style-name="Table5.C4" office:value-type="string">
            <text:p text:style-name="P31">Případná vzájemná výměna poznatků a součástí řešení tak, aby byl vzájemně výhodná</text:p>
          </table:table-cell>
        </table:table-row>
        <table:table-row table:style-name="Table5.1">
          <table:table-cell table:style-name="Table5.A4" office:value-type="string">
            <text:p text:style-name="P24">Právní podmínky použití dronů</text:p>
          </table:table-cell>
          <table:table-cell table:style-name="Table5.A4" office:value-type="string">
            <text:p text:style-name="P31">Pečlivé studium možnosti (podmínek) legálního využití</text:p>
          </table:table-cell>
          <table:table-cell table:style-name="Table5.C4" office:value-type="string">
            <text:p text:style-name="P31">Ideální by zde byla možnost využití právní pomoci ze strany například Statutárního města Ostrava či společnosti <text:span text:style-name="T56">Vodafone</text:span></text:p>
          </table:table-cell>
        </table:table-row>
      </table:table>
      <text:p text:style-name="P18"/>
      <text:h text:style-name="P79" text:outline-level="4">Realizační tým</text:h>
      <text:p text:style-name="P40">Uveďte všechny členy realizačního týmu a popište jejich odpovědnosti v rámci realizace projektu. Uveďte I ty pozice v realizačním týmu, které ještě nemáte obsazené konkrétním člověkem, ale budete je teprve hledat. Dle potřeby přidejte řádky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Člen realizačního týmu (jméno – role)</text:p>
          </table:table-cell>
          <table:table-cell table:style-name="Table6.B1" office:value-type="string">
            <text:p text:style-name="P18">Popis odpovědností</text:p>
          </table:table-cell>
        </table:table-row>
        <table:table-row table:style-name="Table6.1">
          <table:table-cell table:style-name="Table6.A1" office:value-type="string">
            <text:p text:style-name="P8">Bc. Tomáš Petrů – předseda Labka, z.s.</text:p>
          </table:table-cell>
          <table:table-cell table:style-name="Table6.B1" office:value-type="string">
            <text:p text:style-name="P9">projektový manažer, autor projeku, <text:span text:style-name="T33">vedlejší programátor, administrátor serveru a infrastruktury</text:span></text:p>
          </table:table-cell>
        </table:table-row>
        <table:table-row table:style-name="Table6.1">
          <table:table-cell table:style-name="Table6.A1" office:value-type="string">
            <text:p text:style-name="P8">Ing. Jiří Sléžka – <text:span text:style-name="T57">zakládající člen Labka, z.s. </text:span></text:p>
          </table:table-cell>
          <table:table-cell table:style-name="Table6.B1" office:value-type="string">
            <text:p text:style-name="P9">především aplikace <text:span text:style-name="T33">NB-IoT, hlavní administrátor serveru</text:span></text:p>
          </table:table-cell>
        </table:table-row>
        <table:table-row table:style-name="Table6.1">
          <table:table-cell table:style-name="Table6.A1" office:value-type="string">
            <text:p text:style-name="P10">Jan Bětík – č<text:span text:style-name="T57">len Labka, z.s.</text:span></text:p>
          </table:table-cell>
          <table:table-cell table:style-name="Table6.B1" office:value-type="string">
            <text:p text:style-name="P10">sítě, programování, administrace serveru, <text:span text:style-name="T34">zabezpečením NB-IoT</text:span></text:p>
          </table:table-cell>
        </table:table-row>
        <table:table-row table:style-name="Table6.1">
          <table:table-cell table:style-name="Table6.A5" office:value-type="string">
            <text:p text:style-name="P10">Ing. Pavel Pol<text:span text:style-name="T58">a</text:span>ch – <text:span text:style-name="T57">zakládající člen Labka, z.s.</text:span></text:p>
          </table:table-cell>
          <table:table-cell table:style-name="Table6.B5" office:value-type="string">
            <text:p text:style-name="P10">návrh a výroba <text:span text:style-name="T50">senzorů</text:span>, jejich napájení, výroba HW-SW prvku schopného ovládat koncové zařízení (v tomto případě vzduchotechniku)</text:p>
          </table:table-cell>
        </table:table-row>
        <table:table-row table:style-name="Table6.1">
          <table:table-cell table:style-name="Table6.A5" office:value-type="string">
            <text:p text:style-name="P11">Radek Svoboda – doktorand na Báňské Univerzitě</text:p>
          </table:table-cell>
          <table:table-cell table:style-name="Table6.B5" office:value-type="string">
            <text:p text:style-name="P11">Ovládání dronů, návrh neurálních sítí a jejich ladění</text:p>
          </table:table-cell>
        </table:table-row>
        <table:table-row table:style-name="Table6.1">
          <table:table-cell table:style-name="Table6.A5" office:value-type="string">
            <text:p text:style-name="P11">Adam Lichnovský – členk Labka, z.s.</text:p>
          </table:table-cell>
          <table:table-cell table:style-name="Table6.B5" office:value-type="string">
            <text:p text:style-name="P11">Návrh neuárlních sítí a jejich programování</text:p>
          </table:table-cell>
        </table:table-row>
        <table:table-row table:style-name="Table6.1">
          <table:table-cell table:style-name="Table6.A5" office:value-type="string">
            <text:p text:style-name="P11">Stanislav Dušek – člen Labka, z.s.</text:p>
          </table:table-cell>
          <table:table-cell table:style-name="Table6.B5" office:value-type="string">
            <text:p text:style-name="P11">Bezpečnost sítí a dalších prvků</text:p>
          </table:table-cell>
        </table:table-row>
        <table:table-row table:style-name="Table6.1">
          <table:table-cell table:style-name="Table6.A5" office:value-type="string">
            <text:p text:style-name="P71"><text:span text:style-name="T59">Mgr. Anna Plošková - Čisté nebe, o.p.s.</text:span></text:p>
          </table:table-cell>
          <table:table-cell table:style-name="Table6.B5" office:value-type="string">
            <text:p text:style-name="P68">Konzultant ohledně měření kvality čistoty vzduchu <text:span text:style-name="T62">a dopadů znečiětění na lidské zdraví</text:span>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</text:p>
          </table:table-cell>
          <table:table-cell table:style-name="Table6.B5" office:value-type="string">
            <text:p text:style-name="P11">Výroba - Programátor – neurální sítě</text:p>
          </table:table-cell>
        </table:table-row>
        <table:table-row table:style-name="Table6.1">
          <table:table-cell table:style-name="Table6.A5" office:value-type="string">
            <text:p text:style-name="P69">Ondřej Lipina</text:p>
          </table:table-cell>
          <table:table-cell table:style-name="Table6.B5" office:value-type="string">
            <text:p text:style-name="P11">Výroba - Programátor API <text:span text:style-name="T60">a</text:span> <text:span text:style-name="T60">databáze</text:span>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 – v jednání dobrovolník</text:p>
          </table:table-cell>
          <table:table-cell table:style-name="Table6.B5" office:value-type="string">
            <text:p text:style-name="P11">Výroba - Programátor mobilní aplikace a filtrů dat třetích stran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</text:p>
          </table:table-cell>
          <table:table-cell table:style-name="Table6.B5" office:value-type="string">
            <text:p text:style-name="P11">právník</text:p>
          </table:table-cell>
        </table:table-row>
      </table:table>
      <text:p text:style-name="P17"/>
      <text:p text:style-name="P39">Spolupracující subjekty</text:p>
      <text:p text:style-name="P40"><draw:frame draw:style-name="fr1" draw:name="Frame4" text:anchor-type="char" svg:x="-0.25mm" svg:y="14.29mm" svg:width="163.97mm" draw:z-index="2"><draw:text-box fo:min-height="0.41mm"><text:p text:style-name="Text_20_body"><text:span text:style-name="T10">D</text:span><text:span text:style-name="T9">íky spolupráci s neziskovou organizací Čisté nebe, o.p.s. (</text:span><text:a xlink:type="simple" xlink:href="http://www.cistenebe.cz/" text:style-name="Internet_20_link" text:visited-style-name="Visited_20_Internet_20_Link"><text:span text:style-name="T9">http://www.cistenebe.cz/</text:span></text:a><text:span text:style-name="T9">) bude možné poskytnout vzniklou infrastrukturu pro použtí nejen v aplikaci sledující čistotu ovzduší </text:span><text:span text:style-name="T11">v </text:span><text:span text:style-name="T9">Ostravském kraji, ale </text:span><text:span text:style-name="T12">i</text:span><text:span text:style-name="T9"> rozšíření jejich aktivit </text:span><text:span text:style-name="T13">v oblasti zkoumání možných změn s dopadem na zdraví občanů kraje.</text:span></text:p><text:p text:style-name="P13"/><text:p text:style-name="Text_20_body"><text:span text:style-name="T9">Dalším přirozeným partnerem projektu je Statutární </text:span><text:span text:style-name="T12">m</text:span><text:span text:style-name="T9">ěsto Ostr</text:span><text:span text:style-name="T11">a</text:span><text:span text:style-name="T9">va, </text:span><text:span text:style-name="T14">jmenovitě projekt FajnOVA!!! (</text:span><text:a xlink:type="simple" xlink:href="http://fajnova.cz/" text:style-name="Internet_20_link" text:visited-style-name="Visited_20_Internet_20_Link"><text:span text:style-name="T14">http://fajnova.cz/</text:span></text:a><text:span text:style-name="T14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<text:p text:style-name="P13"/><text:p text:style-name="Text_20_body"><text:span text:style-name="T9">Aktuálně je </text:span><text:span text:style-name="T11">v </text:span><text:span text:style-name="T9">jednání možná spolupráce s </text:span><text:span text:style-name="T11">Vysokou školou </text:span><text:span text:style-name="T9">Báň</text:span><text:span text:style-name="T15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15">https://www.it4i.cz/</text:span></text:a><text:span text:style-name="T15">).</text:span></text:p><text:p text:style-name="P13"/><text:p text:style-name="P13">Nezbytná bude spolupráce s firmami dodávající vzduchotechniku, aby bylo možné testovat na reálném zařízení, stejně jako přístup k rídícím protokolům. V jednání je spolupráce s (<text:span text:style-name="T27">doplní Láďa</text:span><text:span text:style-name="T28">)</text:span></text:p><text:p text:style-name="P13"/><text:p text:style-name="P13">Nezisková organizace Model klub Hať má již 15 let zkušeností s provozem rádiem řízených letadel a dronů. Uvolili se poskytnout know-how a zázemí pro testování letecké platformy. </text:p><text:p text:style-name="P13">https://www.facebook.com/modelklubhat/</text:p><text:p text:style-name="P13"/><text:p text:style-name="P13">V neposlední řadě bude projekt spolupracovat se společností Vodafone na výzkumu možností nové platformy pro tzv. Internet Věcí za použití technologie NB-IoT.</text:p><text:p text:style-name="P13"/></draw:text-box></draw:frame>Uveďte, jaké další organizace se budou na realizaci projektu podílet (tj. budou přímo vstupovat do klíčových aktivit projektu) a v jaké fázi realizace.</text:p>
      <text:p text:style-name="P67">Harmonogram a aktivity</text:p>
      <text:p text:style-name="P40">Popište klíčové aktivity vašeho projektu. Dle potřeby nakopírujte tabulku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5">Klíčová aktivita (název)</text:p>
          </table:table-cell>
          <table:table-cell table:style-name="Table7.B1" table:number-columns-spanned="2" office:value-type="string">
            <text:p text:style-name="P65">Popis činností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92">senzory</text:p>
          </table:table-cell>
          <table:table-cell table:style-name="Table7.B1" table:number-columns-spanned="2" office:value-type="string">
            <text:p text:style-name="P88">Návrh, kalibrace a výroba senzorů pro měření v interiéru oběktu i na území města, <text:span text:style-name="T61">výroba HW pro přenos dat ze senzorů (NB-IoT)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65">Výstupy</text:p>
          </table:table-cell>
          <table:table-cell table:style-name="Table7.B3" office:value-type="string">
            <text:p text:style-name="P65">Zdroje (tým a finance)</text:p>
          </table:table-cell>
          <table:table-cell table:style-name="Table7.B1" office:value-type="string">
            <text:p text:style-name="P65">Období realizace (od-do)</text:p>
          </table:table-cell>
        </table:table-row>
        <table:table-row table:style-name="Table7.2">
          <table:table-cell table:style-name="Table7.A1" office:value-type="string">
            <text:p text:style-name="P92">Senzory pro měření uvnitř i vně budov</text:p>
          </table:table-cell>
          <table:table-cell table:style-name="Table7.B3" office:value-type="string">
            <text:p text:style-name="P88">Ing. Pavel Polach</text:p>
          </table:table-cell>
          <table:table-cell table:style-name="Table7.B1" office:value-type="string">
            <text:p text:style-name="P66"/>
          </table:table-cell>
        </table:table-row>
      </table:table>
      <text:h text:style-name="P75" text:outline-level="2"/>
      <text:p text:style-name="P10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6">Klíčová aktivita (název)</text:p>
          </table:table-cell>
          <table:table-cell table:style-name="Table14.B1" table:number-columns-spanned="2" office:value-type="string">
            <text:p text:style-name="P86">Popis činností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93">server</text:p>
          </table:table-cell>
          <table:table-cell table:style-name="Table14.B1" table:number-columns-spanned="2" office:value-type="string">
            <text:p text:style-name="P89">Design a realizace samotné IT infrastruktury – server, síť...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86">Výstupy</text:p>
          </table:table-cell>
          <table:table-cell table:style-name="Table14.B3" office:value-type="string">
            <text:p text:style-name="P86">Zdroje (tým a finance)</text:p>
          </table:table-cell>
          <table:table-cell table:style-name="Table14.B1" office:value-type="string">
            <text:p text:style-name="P86">Období realizace (od-do)</text:p>
          </table:table-cell>
        </table:table-row>
        <table:table-row table:style-name="Table14.2">
          <table:table-cell table:style-name="Table14.A1" office:value-type="string">
            <text:p text:style-name="P93">Funkční infrastruktura serveru pro ukládání a zpracování dat</text:p>
          </table:table-cell>
          <table:table-cell table:style-name="Table14.B3" office:value-type="string">
            <text:p text:style-name="P89">Jiří Sléžka, Tomáš Petrů, Ondřej Lipina</text:p>
          </table:table-cell>
          <table:table-cell table:style-name="Table14.B1" office:value-type="string">
            <text:p text:style-name="P83"/>
          </table:table-cell>
        </table:table-row>
      </table:table>
      <text:p text:style-name="P10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6">Klíčová aktivita (název)</text:p>
          </table:table-cell>
          <table:table-cell table:style-name="Table13.B1" table:number-columns-spanned="2" office:value-type="string">
            <text:p text:style-name="P86">Popis činností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93">databáze</text:p>
          </table:table-cell>
          <table:table-cell table:style-name="Table13.B1" table:number-columns-spanned="2" office:value-type="string">
            <text:p text:style-name="P89">Návrh a konfigurace databáze pro ukládání měřených dat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86">Výstupy</text:p>
          </table:table-cell>
          <table:table-cell table:style-name="Table13.B3" office:value-type="string">
            <text:p text:style-name="P86">Zdroje (tým a finance)</text:p>
          </table:table-cell>
          <table:table-cell table:style-name="Table13.B1" office:value-type="string">
            <text:p text:style-name="P86">Období realizace (od-do)</text:p>
          </table:table-cell>
        </table:table-row>
        <table:table-row table:style-name="Table13.2">
          <table:table-cell table:style-name="Table13.A1" office:value-type="string">
            <text:p text:style-name="P93">Funkční databáze pro ukládání dat</text:p>
          </table:table-cell>
          <table:table-cell table:style-name="Table13.B3" office:value-type="string">
            <text:p text:style-name="P89">Jiří Sléžka, Tomáš Petrů, Ondřej Lipina</text:p>
          </table:table-cell>
          <table:table-cell table:style-name="Table13.B1" office:value-type="string">
            <text:p text:style-name="P83"/>
          </table:table-cell>
        </table:table-row>
      </table:table>
      <text:p text:style-name="P10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5">Klíčová aktivita (název)</text:p>
          </table:table-cell>
          <table:table-cell table:style-name="Table12.B1" table:number-columns-spanned="2" office:value-type="string">
            <text:p text:style-name="P85">Popis činností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92">Sběr dat</text:p>
          </table:table-cell>
          <table:table-cell table:style-name="Table12.B1" table:number-columns-spanned="2" office:value-type="string">
            <text:p text:style-name="P88">Sběr dat uvnitř i vně <text:span text:style-name="T60">objektu</text:span>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85">Výstupy</text:p>
          </table:table-cell>
          <table:table-cell table:style-name="Table12.B3" office:value-type="string">
            <text:p text:style-name="P85">Zdroje (tým a finance)</text:p>
          </table:table-cell>
          <table:table-cell table:style-name="Table12.B1" office:value-type="string">
            <text:p text:style-name="P85">Období realizace (od-do)</text:p>
          </table:table-cell>
        </table:table-row>
        <table:table-row table:style-name="Table12.2">
          <table:table-cell table:style-name="Table12.A1" office:value-type="string">
            <text:p text:style-name="P92">Databáze <text:span text:style-name="T60">měřených dat před nasazením řešení, zdroj dat pro vyhodnocování a učení za pomoc</text:span></text:p>
          </table:table-cell>
          <table:table-cell table:style-name="Table12.B3" office:value-type="string">
            <text:p text:style-name="P89">Automaticky, vstupují modely predikce takže Tomáš Petrů, Adam Lichnovský, Pavel Polak, Radek Svoboda</text:p>
          </table:table-cell>
          <table:table-cell table:style-name="Table12.B1" office:value-type="string">
            <text:p text:style-name="P82"/>
          </table:table-cell>
        </table:table-row>
      </table:table>
      <text:p text:style-name="P116"/>
      <text:p text:style-name="P11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86">Klíčová aktivita (název)</text:p>
          </table:table-cell>
          <table:table-cell table:style-name="Table15.B1" table:number-columns-spanned="2" office:value-type="string">
            <text:p text:style-name="P86">Popis činností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93">Ne<text:span text:style-name="T61">uronová</text:span> síť</text:p>
          </table:table-cell>
          <table:table-cell table:style-name="Table15.B1" table:number-columns-spanned="2" office:value-type="string">
            <text:p text:style-name="P89">Algoritmy neuronové síťě, <text:span text:style-name="T61">testování na sebraných datech</text:span>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86">Výstupy</text:p>
          </table:table-cell>
          <table:table-cell table:style-name="Table15.B3" office:value-type="string">
            <text:p text:style-name="P86">Zdroje (tým a finance)</text:p>
          </table:table-cell>
          <table:table-cell table:style-name="Table15.B1" office:value-type="string">
            <text:p text:style-name="P86">Období realizace (od-do)</text:p>
          </table:table-cell>
        </table:table-row>
        <table:table-row table:style-name="Table15.2">
          <table:table-cell table:style-name="Table15.A1" office:value-type="string">
            <text:p text:style-name="P94">Funkční neuronová síť</text:p>
          </table:table-cell>
          <table:table-cell table:style-name="Table15.B3" office:value-type="string">
            <text:p text:style-name="P90">Radek Svoboda, Adam Lichnovský, Tomáš Petrů, externí programátor</text:p>
          </table:table-cell>
          <table:table-cell table:style-name="Table15.B1" office:value-type="string">
            <text:p text:style-name="P83"/>
          </table:table-cell>
        </table:table-row>
      </table:table>
      <text:p text:style-name="P117"/>
      <text:p text:style-name="P1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7">Klíčová aktivita (název)</text:p>
          </table:table-cell>
          <table:table-cell table:style-name="Table16.B1" table:number-columns-spanned="2" office:value-type="string">
            <text:p text:style-name="P87">Popis činností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94">Ovladani vzduchotechniky</text:p>
          </table:table-cell>
          <table:table-cell table:style-name="Table16.B1" table:number-columns-spanned="2" office:value-type="string">
            <text:p text:style-name="P90">Analýza možností protokolů pro ovládání vzduchotechniky, programování driveru, pokud bude potřeba tak návrh HW pro vzálený přenos dat (NB-IoT) 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87">Výstupy</text:p>
          </table:table-cell>
          <table:table-cell table:style-name="Table16.B3" office:value-type="string">
            <text:p text:style-name="P87">Zdroje (tým a finance)</text:p>
          </table:table-cell>
          <table:table-cell table:style-name="Table16.B1" office:value-type="string">
            <text:p text:style-name="P87">Období realizace (od-do)</text:p>
          </table:table-cell>
        </table:table-row>
        <table:table-row table:style-name="Table16.2">
          <table:table-cell table:style-name="Table16.A1" office:value-type="string">
            <text:p text:style-name="P94">Software a hardware schopný vzdáleně ovládat vzduchotechniku</text:p>
          </table:table-cell>
          <table:table-cell table:style-name="Table16.B3" office:value-type="string">
            <text:p text:style-name="P90">Pavel Polach, Jiří Sléžka, Tomáš Petrů, externí programátor. Součinost firmy ATREA</text:p>
          </table:table-cell>
          <table:table-cell table:style-name="Table16.B1" office:value-type="string">
            <text:p text:style-name="P84"/>
          </table:table-cell>
        </table:table-row>
      </table:table>
      <text:p text:style-name="P11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5">Klíčová aktivita (název)</text:p>
          </table:table-cell>
          <table:table-cell table:style-name="Table8.B1" table:number-columns-spanned="2" office:value-type="string">
            <text:p text:style-name="P65">Popis činnost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95">Testování celého řešení</text:p>
          </table:table-cell>
          <table:table-cell table:style-name="Table8.B1" table:number-columns-spanned="2" office:value-type="string">
            <text:p text:style-name="P91">Spojění všech zmíněných modulů do funkčního řešen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65">Výstupy</text:p>
          </table:table-cell>
          <table:table-cell table:style-name="Table8.B3" office:value-type="string">
            <text:p text:style-name="P65">Zdroje (tým a finance)</text:p>
          </table:table-cell>
          <table:table-cell table:style-name="Table8.B1" office:value-type="string">
            <text:p text:style-name="P65">Období realizace (od-do)</text:p>
          </table:table-cell>
        </table:table-row>
        <table:table-row table:style-name="Table8.2">
          <table:table-cell table:style-name="Table8.A1" office:value-type="string">
            <text:p text:style-name="P95">Prototyp pro testování a vyhodnocování výsledků</text:p>
          </table:table-cell>
          <table:table-cell table:style-name="Table8.B3" office:value-type="string">
            <text:p text:style-name="P91">Celý řešitelský tým</text:p>
          </table:table-cell>
          <table:table-cell table:style-name="Table8.B1" office:value-type="string">
            <text:p text:style-name="P66"/>
          </table:table-cell>
        </table:table-row>
      </table:table>
      <text:h text:style-name="P72" text:outline-level="3">Udržitelnost</text:h>
      <text:p text:style-name="P17"><text:span text:style-name="T5"/></text:p>
      <text:p text:style-name="P17"><text:span text:style-name="T17">Popište, j</text:span><text:span text:style-name="T6">ak budete fungovat po vyčerpání prostředků z grantu (finanční udržitelnost řešení). Podrobně popište v příloze Business model. Popište, jak zajistíte udržitelnost dosažené změny u cílové skupiny (tj. uživatelů vašeho řešení).</text:span></text:p>
      <text:h text:style-name="P76" text:outline-level="2"><draw:frame draw:style-name="fr1" draw:name="Frame5" text:anchor-type="char" svg:x="-0.25mm" svg:y="3.28mm" svg:width="163.97mm" draw:z-index="3"><draw:text-box fo:min-height="0.41mm"><text:p text:style-name="P120">Ukáže-li se prototypové řešení funkční, bude možné jeho široké nasazení a průmyslová výroba tak. Možných dalších modelů je pak několik: projekt převezme město, které bude infrastrukturu dále rozšiřovat a využívat její výstupy, případně je možné že by mohla vzniknout firma, která by celý projekt pronajímala jako službu (IaaS, SaaS a další). Jednotlivé dílčí výstupy, a to především ovládání vzduchotechniky, případně senzory bude možné prodávat zvlášť jako hotový výrobek.</text:p><text:p text:style-name="Standard"/></draw:text-box></draw:frame></text:h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>Publicita projektu</text:h>
      <text:p text:style-name="P40">Popište, jakým způsobem budete zajišťovat publicitu projektu (tj. aby se o vašem řešení/projektu dověděli relevantní stakeholdeři včetně médií) a v jaké fázi projektu. Dle potřeby přidejte řádky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Způsob </text:p>
            <text:p text:style-name="P18">(web, sociální sítě, newsletter, tiskové zprávy, workshop, branding, promo materiály apod.)</text:p>
          </table:table-cell>
          <table:table-cell table:style-name="Table9.B1" office:value-type="string">
            <text:p text:style-name="P18">Načasování</text:p>
          </table:table-cell>
        </table:table-row>
        <table:table-row table:style-name="Table9.1">
          <table:table-cell table:style-name="Table9.A1" office:value-type="string">
            <text:p text:style-name="P101">Workshopy v Labka, z.s.</text:p>
          </table:table-cell>
          <table:table-cell table:style-name="Table9.B1" office:value-type="string">
            <text:p text:style-name="P101">Po celou dobu projektu</text:p>
          </table:table-cell>
        </table:table-row>
        <table:table-row table:style-name="Table9.1">
          <table:table-cell table:style-name="Table9.A1" office:value-type="string">
            <text:p text:style-name="P101">Webové stránky Labka.cz</text:p>
          </table:table-cell>
          <table:table-cell table:style-name="Table9.B1" office:value-type="string">
            <text:p text:style-name="P101">Po celou dobu projektu</text:p>
          </table:table-cell>
        </table:table-row>
        <table:table-row table:style-name="Table9.1">
          <table:table-cell table:style-name="Table9.A1" office:value-type="string">
            <text:p text:style-name="P101">Facebookový profil <text:a xlink:type="simple" xlink:href="https://www.facebook.com/labka.cz/" text:style-name="Internet_20_link" text:visited-style-name="Visited_20_Internet_20_Link">https://www.facebook.com/labka.cz/</text:a> a sociální sítě obecně</text:p>
          </table:table-cell>
          <table:table-cell table:style-name="Table9.B1" office:value-type="string">
            <text:p text:style-name="P101">Po celou dobu projektu</text:p>
          </table:table-cell>
        </table:table-row>
        <table:table-row table:style-name="Table9.1">
          <table:table-cell table:style-name="Table9.A5" office:value-type="string">
            <text:p text:style-name="P101">Přednášky o jednotlivých dílčích řešeních ve spolupráci s projekty Čisté Nebe, o.p.s., FajnOVA!!! a dalšími – v rámci této spolupráce bude možné projekt propagovat jak na internetu tak v tištěné formě</text:p>
          </table:table-cell>
          <table:table-cell table:style-name="Table9.B5" office:value-type="string">
            <text:p text:style-name="P101">V době, kdy bude možno představovat jednotlivá dílčí řešení, případně celý projekt</text:p>
          </table:table-cell>
        </table:table-row>
        <table:table-row table:style-name="Table9.1">
          <table:table-cell table:style-name="Table9.A5" office:value-type="string">
            <text:p text:style-name="P101">Možné jsou pak přesahy pro vědecké konference a konference zabývající se neuronovými sítěmi a IoT</text:p>
          </table:table-cell>
          <table:table-cell table:style-name="Table9.B5" office:value-type="string">
            <text:p text:style-name="P101">Po dokončení projektu</text:p>
          </table:table-cell>
        </table:table-row>
        <table:table-row table:style-name="Table9.1">
          <table:table-cell table:style-name="Table9.A5" office:value-type="string">
            <text:p text:style-name="P101">Přirozená a již probíhající je spolupráce s dalšími hackerspaces nejen v České republice – ze bude zřejmě využito formátu bleskových přednášek, tedy LigtnigTalk resp. Talk Night</text:p>
          </table:table-cell>
          <table:table-cell table:style-name="Table9.B5" office:value-type="string">
            <text:p text:style-name="P101">V průběhu řešení, v době dokončení dílčích <text:s/>řešení a samozřejmě po dokončení projektu</text:p>
          </table:table-cell>
        </table:table-row>
      </table:table>
      <text:p text:style-name="P18"/>
      <text:h text:style-name="P78" text:outline-level="2">Společensky prospěšné podnikání</text:h>
      <text:p text:style-name="P18">Pokud jste s.r.o., popište, jak máte nastavené principy společensky prospěšného podnikání:</text:p>
      <text:p text:style-name="P41"><text:s/></text:p>
      <text:h text:style-name="P78" text:outline-level="2">Prohlášení</text:h>
      <text:p text:style-name="P18">Prohlašuji, že všechny poskytnuté informace jsou pravdivé.</text:p>
      <text:p text:style-name="P18">Souhlasím se zařazením veškerých údajů z formuláře žádosti o grant, projektu a přiložených příloh do informační databáze přístupné veřejnosti. Osobní data budou chráněna v souladu se zněním zákona č. 101/2000 Sb. O ochraně osobních údajů. </text:p>
      <text:p text:style-name="P6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6">Jméno a příjmení řešitele projektu: <text:s/><text:span text:style-name="T62">Tomáš Petrů</text:span></text:p>
            <text:p text:style-name="P37">Adresa: <text:s text:c="3"/><text:span text:style-name="T62">Křížkovského 1, 712 00, Ostrava - Muglinov</text:span> <text:s text:c="21"/>Funkce: <text:s/><text:span text:style-name="T62">Předseda Labka, z.s.</text:span>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16">Podpis: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03">Jméno a příjmení statutárního zástupce organizace: <text:span text:style-name="T62">Tomáš Petrů</text:span></text:p>
            <text:p text:style-name="P102">Adresa: <text:s text:c="3"/><text:span text:style-name="T62">Křížkovského 1, 712 00, Ostrava - Muglinov</text:span> <text:s text:c="21"/>Funkce: <text:s/><text:span text:style-name="T62">Předseda Labka, z.s.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36">Podpis:</text:p>
          </table:table-cell>
          <table:covered-table-cell/>
        </table:table-row>
        <table:table-row table:style-name="Table10.4">
          <table:table-cell table:style-name="Table10.A5" office:value-type="string">
            <text:p text:style-name="P36">Datum: </text:p>
          </table:table-cell>
          <table:table-cell table:style-name="Table10.A1" office:value-type="string">
            <text:p text:style-name="P36">Razítko organizace</text:p>
          </table:table-cell>
        </table:table-row>
      </table:table>
      <text:h text:style-name="P78" text:outline-level="2">Přílohy</text:h>
      <text:p text:style-name="P18">K přihlášce jsou připojeny následující přílohy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Příloha</text:p>
          </table:table-cell>
          <table:table-cell table:style-name="Table11.A1" office:value-type="string">
            <text:p text:style-name="P20">povinná/nepovinná</text:p>
          </table:table-cell>
          <table:table-cell table:style-name="Table11.C1" office:value-type="string">
            <text:p text:style-name="P20">Poznámky</text:p>
          </table:table-cell>
        </table:table-row>
        <table:table-row table:style-name="Table11.1">
          <table:table-cell table:style-name="Table11.A1" office:value-type="string">
            <text:list xml:id="list4008718941116920092" text:style-name="WW8Num7">
              <text:list-item>
                <text:p text:style-name="P121">Rozpočet (dle šablony) 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901126243320" text:continue-numbering="true" text:style-name="WW8Num7">
              <text:list-item>
                <text:p text:style-name="P121">Životopisy členů týmu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901780725813" text:continue-numbering="true" text:style-name="WW8Num7">
              <text:list-item>
                <text:p text:style-name="P121">Evidence (akcelerační program, ocenění, výsledek testování/experimentů, vyjádření experta, validační zpráva…)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902561840292" text:continue-numbering="true" text:style-name="WW8Num7">
              <text:list-item>
                <text:p text:style-name="P121">Reference a doporučení (např. hodnocení mentora, hodnocení dosavadních uživatelů)</text:p>
              </text:list-item>
            </text:list>
          </table:table-cell>
          <table:table-cell table:style-name="Table11.A1" office:value-type="string">
            <text:p text:style-name="P20">ne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902599049735" text:continue-numbering="true" text:style-name="WW8Num7">
              <text:list-item>
                <text:p text:style-name="P121">Výroční zpráva (doporučujeme odkaz na el. verzi) 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902006424369" text:continue-numbering="true" text:style-name="WW8Num7">
              <text:list-item>
                <text:p text:style-name="P121">Podrobnější popis projektu či technologie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901854221848" text:continue-numbering="true" text:style-name="WW8Num7">
              <text:list-item>
                <text:p text:style-name="P121">Business model (Lean Canvas, finanční plán apod.) </text:p>
              </text:list-item>
            </text:list>
          </table:table-cell>
          <table:table-cell table:style-name="Table11.A1" office:value-type="string">
            <text:p text:style-name="P20">nepovinná</text:p>
          </table:table-cell>
          <table:table-cell table:style-name="Table11.C1" office:value-type="string">
            <text:p text:style-name="P21"/>
          </table:table-cell>
        </table:table-row>
      </table:table>
      <text:p text:style-name="P2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loext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4.23mm" fo:margin-bottom="1.06m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Bullets_20_-_20_cisla_20_-_20_hlavni" style:display-name="Bullets - cisla - hlavni" style:family="paragraph" style:parent-style-name="Standard" style:list-style-name="WW8Num4">
      <style:paragraph-properties fo:margin-top="4.23mm" fo:margin-bottom="0mm" loext:contextual-spacing="false" fo:line-height="100%" fo:text-align="justify" style:justify-single-word="false">
        <style:tab-stops>
          <style:tab-stop style:position="9.53mm"/>
          <style:tab-stop style:position="19.05mm"/>
        </style:tab-stops>
      </style:paragraph-properties>
      <style:text-properties fo:font-size="11pt" fo:language="de" fo:country="DE" style:font-size-asian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mm" fo:margin-bottom="2.12mm" loext:contextual-spacing="false"/>
      <style:text-properties fo:font-size="8pt" style:font-size-asian="8pt" style:font-size-complex="8pt"/>
    </style:style>
    <style:style style:name="Body_20_Text_20_Indent_20_3" style:display-name="Body Text Indent 3" style:family="paragraph" style:parent-style-name="Standard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Body_20_Text_20_Indent_20_3_20_Char" style:display-name="Body Text Indent 3 Char" style:family="text">
      <style:text-properties fo:font-size="8pt" fo:language="en" fo:country="US" style:font-size-asian="8pt" style:font-size-complex="8pt"/>
    </style:style>
    <style:style style:name="Footer_20_Char" style:display-name="Footer Char" style:family="text">
      <style:text-properties fo:font-size="12pt" fo:language="en" fo:country="US" style:font-size-asian="12pt"/>
    </style:style>
    <style:style style:name="No_20_Spacing_20_Char" style:display-name="No Spacing Char" style:family="text">
      <style:text-properties fo:font-size="11pt" style:font-size-asian="11pt" style:font-size-complex="11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2.49mm" fo:text-indent="-12.49mm" fo:margin-left="12.49m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24.98m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37.47mm"/>
        </style:list-level-properties>
      </text:list-level-style-number>
      <text:list-level-style-number text:level="4" text:style-name="WW8Num4z3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49.95mm"/>
        </style:list-level-properties>
      </text:list-level-style-number>
      <text:list-level-style-number text:level="5" text:style-name="WW8Num4z4" style:num-prefix="(" style:num-suffix=")" style:num-format="1">
        <style:list-level-properties text:list-level-position-and-space-mode="label-alignment">
          <style:list-level-label-alignment text:label-followed-by="listtab" text:list-tab-stop-position="12.49mm" fo:text-indent="-12.49mm" fo:margin-left="62.44mm"/>
        </style:list-level-properties>
      </text:list-level-style-number>
      <text:list-level-style-number text:level="6" text:style-name="WW8Num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74.93mm"/>
        </style:list-level-properties>
      </text:list-level-style-number>
      <text:list-level-style-number text:level="7" text:style-name="WW8Num4z6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87.42mm"/>
        </style:list-level-properties>
      </text:list-level-style-number>
      <text:list-level-style-number text:level="8" text:style-name="WW8Num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99.91mm"/>
        </style:list-level-properties>
      </text:list-level-style-number>
      <text:list-level-style-number text:level="9" text:style-name="WW8Num4z8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112.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7.41mm" fo:text-indent="-6.35mm" fo:margin-left="7.4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2.81mm" fo:text-indent="-3.18mm" fo:margin-left="32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0.91mm" fo:text-indent="-3.18mm" fo:margin-left="70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3.61mm" fo:text-indent="-6.35mm" fo:margin-left="83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6.31mm" fo:text-indent="-6.35mm" fo:margin-left="96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9.01mm" fo:text-indent="-3.18mm" fo:margin-left="10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M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M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M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MT1" style:family="text">
      <style:text-properties style:font-name="Arial" fo:font-size="8pt" fo:language="cs" fo:country="CZ" style:font-size-asian="8pt" style:font-name-complex="Arial" style:font-size-complex="8pt"/>
    </style:style>
    <style:style style:name="MT2" style:family="text">
      <style:text-properties fo:color="#0000ff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49mm" fo:margin-bottom="5.4mm" fo:margin-left="24.99mm" fo:margin-right="24.99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51mm" fo:margin-left="0mm" fo:margin-right="0mm" fo:margin-bottom="11.52mm" style:dynamic-spacing="true"/>
      </style:header-style>
      <style:footer-style>
        <style:header-footer-properties fo:min-height="19.6mm" fo:margin-left="0mm" fo:margin-right="0mm" fo:margin-top="18.6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55.9mm" svg:height="25.24mm" draw:z-index="0"><draw:image xlink:href="Pictures/10000000000002700000011BF37AAB1762A5B685.jpg" xlink:type="simple" xlink:show="embed" xlink:actuate="onLoad"/></draw:frame></text:p>
      </style:header>
      <style:footer>
        <text:p text:style-name="MP2">Nadace Vodafone Česká republika – Vodafone Czech Republic Foundation</text:p>
        <text:p text:style-name="MP3">nám. Junkových 2, 155 00 Praha 5, Czech Republic</text:p>
        <text:p text:style-name="MP4"><text:span text:style-name="MT1">T (+420) 776 971 677, </text:span><text:span text:style-name="MT2"><text:s/></text:span><text:span text:style-name="MT1">IČ: 27442268, DIČ: CZ27442268</text:span></text:p>
        <text:p text:style-name="MP3">www.nadacevodafone.cz, nadace@vodafone.cz</text:p>
        <text:p text:style-name="MP5"/>
        <text:p text:style-name="MP6">Nadace je právnickou osobou zřízenou podle zákona č. 227/1997 Sb., o nadacích a nadačních fondech,</text:p>
        <text:p text:style-name="MP6">zapsanou v nadačním rejstříku vedeném Městským soudem v Praze, oddíl N., vložce 58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ard Meeting agenda for 7</dc:title>
    <meta:initial-creator>michslip</meta:initial-creator>
    <meta:creation-date>2016-05-27T07:17:00</meta:creation-date>
    <dc:date>2016-10-27T12:19:00.680687000</dc:date>
    <meta:print-date>2012-07-10T11:14:00</meta:print-date>
    <meta:editing-cycles>45</meta:editing-cycles>
    <meta:editing-duration>PT16H26M39S</meta:editing-duration>
    <meta:generator>LibreOffice/5.1.5.2$MacOSX_X86_64 LibreOffice_project/7a864d8825610a8c07cfc3bc01dd4fce6a9447e5</meta:generator>
    <dc:creator>Tomas Petru</dc:creator>
    <meta:document-statistic meta:table-count="16" meta:image-count="1" meta:object-count="0" meta:page-count="1" meta:paragraph-count="308" meta:word-count="3219" meta:character-count="23013" meta:non-whitespace-character-count="20014"/>
    <meta:user-defined meta:name="Cleverlance.DocumentMarking.ClassificationMark">￼PARTS:2</meta:user-defined>
    <meta:user-defined meta:name="Cleverlance.DocumentMarking.ClassificationMark.P00">&lt;ClassificationMark xmlns:xsi="http://www.w3.org/2001/XMLSchema-instance" xmlns:xsd="http://www.w3.org/2001/XMLSchema" margin="NaN" class="PU" owner="xingkask" position="BottomLeft" marginX="0" marginY="0" classifiedOn="2010-07-16T09:22:04.6912818+02</meta:user-defined>
    <meta:user-defined meta:name="Cleverlance.DocumentMarking.ClassificationMark.P01">:00" showPrintedBy="true" showPrintDate="true" language="en" ApplicationVersion="Microsoft Word, 11.0" addinVersion="4.2.3.17079" template="Default"&gt;&lt;recipients /&gt;&lt;documentOwners /&gt;&lt;/ClassificationMark&gt;</meta:user-defined>
  </office:meta>
</office:document-meta>
</file>